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68109" officeooo:paragraph-rsid="00068109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3pt" fo:language="it" fo:country="IT" officeooo:rsid="00068109" officeooo:paragraph-rsid="00068109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language="it" fo:country="IT" fo:font-weight="bold" officeooo:rsid="00283874" officeooo:paragraph-rsid="004fe0b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language="it" fo:country="IT" fo:font-weight="bold" officeooo:rsid="0022bce0" officeooo:paragraph-rsid="0022bce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4017ba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83d6d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44381" officeooo:paragraph-rsid="0034438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cf2a5" officeooo:paragraph-rsid="0048edb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it" fo:country="IT" fo:font-weight="normal" officeooo:rsid="0048edb5" officeooo:paragraph-rsid="0048ed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it" fo:country="IT" fo:font-weight="normal" officeooo:rsid="0048721d" officeooo:paragraph-rsid="004fe0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6f0954" officeooo:paragraph-rsid="00722e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4fe0bd" officeooo:paragraph-rsid="004fe0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868d59" officeooo:paragraph-rsid="00868d5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361034" officeooo:paragraph-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75631d" officeooo:paragraph-rsid="0075631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7d0dfb" officeooo:paragraph-rsid="007d0d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it" fo:country="IT" officeooo:rsid="00068109" officeooo:paragraph-rsid="0006810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language="it" fo:country="IT" fo:font-weight="bold" officeooo:rsid="00419f34" officeooo:paragraph-rsid="0006810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83874" officeooo:paragraph-rsid="0050b7b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language="it" fo:country="IT" fo:font-weight="bold" officeooo:rsid="0067204b" officeooo:paragraph-rsid="0067204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language="it" fo:country="IT" fo:font-weight="bold" officeooo:rsid="00ae5c75" officeooo:paragraph-rsid="00ae5c7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d4d4d4" style:font-name="'DejaVu Sans Mono', 'Droid Sans Mono', monospace, monospace, 'Droid Sans Fallback'," fo:font-size="11pt" officeooo:paragraph-rsid="0009e568" fo:background-color="#1e1e1e" style:font-size-asian="11pt" style:font-size-complex="11pt"/>
    </style:style>
    <style:style style:name="P26" style:family="paragraph" style:parent-style-name="Standard">
      <style:text-properties fo:color="#d4d4d4" style:font-name="'DejaVu Sans Mono', 'Droid Sans Mono', monospace, monospace, 'Droid Sans Fallback'," fo:font-size="11pt" officeooo:paragraph-rsid="0048edb5" fo:background-color="#1e1e1e" style:font-size-asian="11pt" style:font-size-complex="11pt"/>
    </style:style>
    <style:style style:name="P27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d4d4d4" style:font-name="'DejaVu Sans Mono', 'Droid Sans Mono', monospace, monospace, 'Droid Sans Fallback'," fo:font-size="11pt" fo:language="it" fo:country="IT" fo:font-weight="normal" officeooo:rsid="004017ba" officeooo:paragraph-rsid="004017ba" fo:background-color="#1e1e1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0b7a30" officeooo:paragraph-rsid="000eb463"/>
    </style:style>
    <style:style style:name="P30" style:family="paragraph" style:parent-style-name="Standard">
      <style:paragraph-properties fo:text-align="center" style:justify-single-word="false"/>
      <style:text-properties fo:font-size="16pt" fo:language="it" fo:country="IT" fo:font-weight="bold" officeooo:rsid="00068109" officeooo:paragraph-rsid="00068109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16a447"/>
    </style:style>
    <style:style style:name="P32" style:family="paragraph" style:parent-style-name="Standard">
      <style:paragraph-properties fo:text-align="justify" style:justify-single-word="false"/>
      <style:text-properties officeooo:paragraph-rsid="0019c8c6"/>
    </style:style>
    <style:style style:name="P33" style:family="paragraph" style:parent-style-name="Standard">
      <style:paragraph-properties fo:text-align="justify" style:justify-single-word="false"/>
      <style:text-properties officeooo:paragraph-rsid="0048edb5"/>
    </style:style>
    <style:style style:name="P34" style:family="paragraph" style:parent-style-name="Standard">
      <style:paragraph-properties fo:text-align="justify" style:justify-single-word="false"/>
      <style:text-properties officeooo:paragraph-rsid="000ffe66"/>
    </style:style>
    <style:style style:name="P35" style:family="paragraph" style:parent-style-name="Standard">
      <style:paragraph-properties fo:text-align="justify" style:justify-single-word="false"/>
      <style:text-properties officeooo:paragraph-rsid="0061960b"/>
    </style:style>
    <style:style style:name="P36" style:family="paragraph" style:parent-style-name="Standard">
      <style:paragraph-properties fo:text-align="justify" style:justify-single-word="false"/>
      <style:text-properties officeooo:paragraph-rsid="00722ee6"/>
    </style:style>
    <style:style style:name="P37" style:family="paragraph" style:parent-style-name="Standard">
      <style:paragraph-properties fo:text-align="justify" style:justify-single-word="false"/>
      <style:text-properties officeooo:paragraph-rsid="0075631d"/>
    </style:style>
    <style:style style:name="P38" style:family="paragraph" style:parent-style-name="Standard">
      <style:paragraph-properties fo:text-align="justify" style:justify-single-word="false"/>
      <style:text-properties officeooo:paragraph-rsid="0083d6d0"/>
    </style:style>
    <style:style style:name="P39" style:family="paragraph" style:parent-style-name="Standard">
      <style:paragraph-properties fo:text-align="justify" style:justify-single-word="false"/>
      <style:text-properties officeooo:paragraph-rsid="00868d59"/>
    </style:style>
    <style:style style:name="P40" style:family="paragraph" style:parent-style-name="Standard">
      <style:paragraph-properties fo:text-align="justify" style:justify-single-word="false"/>
      <style:text-properties officeooo:paragraph-rsid="0099071f"/>
    </style:style>
    <style:style style:name="P41" style:family="paragraph" style:parent-style-name="Standard">
      <style:paragraph-properties fo:text-align="justify" style:justify-single-word="false"/>
      <style:text-properties officeooo:paragraph-rsid="004017ba"/>
    </style:style>
    <style:style style:name="P42" style:family="paragraph" style:parent-style-name="Standard">
      <style:paragraph-properties fo:text-align="justify" style:justify-single-word="false"/>
      <style:text-properties officeooo:paragraph-rsid="00a2ffd1"/>
    </style:style>
    <style:style style:name="P43" style:family="paragraph" style:parent-style-name="Standard">
      <style:paragraph-properties fo:text-align="justify" style:justify-single-word="false"/>
      <style:text-properties officeooo:paragraph-rsid="00b74261"/>
    </style:style>
    <style:style style:name="P44" style:family="paragraph" style:parent-style-name="Standard">
      <style:paragraph-properties fo:text-align="justify" style:justify-single-word="false"/>
      <style:text-properties officeooo:paragraph-rsid="00b83d0c"/>
    </style:style>
    <style:style style:name="P45" style:family="paragraph" style:parent-style-name="Standard">
      <style:text-properties fo:language="it" fo:country="IT" fo:font-weight="normal" officeooo:rsid="0013d229" officeooo:paragraph-rsid="0013d22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it" fo:country="IT" officeooo:rsid="0048edb5" officeooo:paragraph-rsid="0048edb5"/>
    </style:style>
    <style:style style:name="P47" style:family="paragraph" style:parent-style-name="Standard">
      <style:paragraph-properties fo:text-align="start" style:justify-single-word="false"/>
      <style:text-properties officeooo:paragraph-rsid="004fe0bd"/>
    </style:style>
    <style:style style:name="P48" style:family="paragraph" style:parent-style-name="Standard">
      <style:text-properties officeooo:paragraph-rsid="000ffe66"/>
    </style:style>
    <style:style style:name="P49" style:family="paragraph" style:parent-style-name="Standard">
      <style:paragraph-properties fo:text-align="justify" style:justify-single-word="false"/>
      <style:text-properties fo:color="#000000" style:font-name="'DejaVu Sans Mono', 'Droid Sans Mono', monospace, monospace, 'Droid Sans Fallback'," fo:font-size="12pt" fo:language="it" fo:country="IT" fo:font-weight="bold" officeooo:rsid="00419f34" officeooo:paragraph-rsid="0006810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421457" officeooo:paragraph-rsid="0067204b"/>
    </style:style>
    <style:style style:name="P51" style:family="paragraph" style:parent-style-name="Standard">
      <style:paragraph-properties fo:text-align="justify" style:justify-single-word="false"/>
      <style:text-properties officeooo:rsid="00740bda" officeooo:paragraph-rsid="00740bda"/>
    </style:style>
    <style:style style:name="P52" style:family="paragraph" style:parent-style-name="Standard">
      <style:paragraph-properties fo:text-align="justify" style:justify-single-word="false"/>
      <style:text-properties officeooo:rsid="007d0dfb" officeooo:paragraph-rsid="007d0dfb"/>
    </style:style>
    <style:style style:name="P53" style:family="paragraph" style:parent-style-name="Standard">
      <style:paragraph-properties fo:text-align="justify" style:justify-single-word="false"/>
      <style:text-properties officeooo:rsid="0080d055" officeooo:paragraph-rsid="0080d055"/>
    </style:style>
    <style:style style:name="P54" style:family="paragraph" style:parent-style-name="Standard">
      <style:paragraph-properties fo:text-align="justify" style:justify-single-word="false"/>
      <style:text-properties officeooo:rsid="0081c046" officeooo:paragraph-rsid="0081c046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language="it" fo:country="IT" fo:font-weight="normal" officeooo:rsid="004017ba" officeooo:paragraph-rsid="006f0954" fo:background-color="#1e1e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Liberation Serif" fo:font-size="12pt" fo:language="it" fo:country="IT" fo:font-weight="normal" officeooo:rsid="00421457" officeooo:paragraph-rsid="0067204b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language="it" fo:country="IT" fo:font-weight="bold" officeooo:rsid="00419f34" officeooo:paragraph-rsid="00419f34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8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language="it" fo:country="IT" fo:font-weight="bold" officeooo:rsid="00419f34" officeooo:paragraph-rsid="00068109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9" style:family="paragraph" style:parent-style-name="Standard" style:list-style-name="L2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language="it" fo:country="IT" fo:font-weight="normal" officeooo:rsid="00082dc2" officeooo:paragraph-rsid="00082dc2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language="it" fo:country="IT" fo:font-weight="normal" officeooo:rsid="00082dc2" officeooo:paragraph-rsid="00096c4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740bda" officeooo:paragraph-rsid="00a2ff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a85f41" officeooo:paragraph-rsid="007d0d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 style:list-style-name="L3">
      <style:text-properties officeooo:paragraph-rsid="000ffe66"/>
    </style:style>
    <style:style style:name="P65" style:family="paragraph" style:parent-style-name="Standard" style:list-style-name="List_20_1">
      <style:paragraph-properties fo:text-align="start" style:justify-single-word="false"/>
      <style:text-properties fo:font-size="11pt" officeooo:paragraph-rsid="004017ba" style:font-size-asian="11pt" style:font-size-complex="11pt"/>
    </style:style>
    <style:style style:name="P66" style:family="paragraph" style:parent-style-name="Standard" style:list-style-name="List_20_1">
      <style:paragraph-properties fo:text-align="start" style:justify-single-word="false"/>
      <style:text-properties fo:font-size="11pt" officeooo:paragraph-rsid="006dd2a7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officeooo:paragraph-rsid="007d0dfb"/>
    </style:style>
    <style:style style:name="P68" style:family="paragraph" style:parent-style-name="Standard">
      <style:paragraph-properties fo:text-align="justify" style:justify-single-word="false"/>
      <style:text-properties officeooo:paragraph-rsid="00cff78e"/>
    </style:style>
    <style:style style:name="P69" style:family="paragraph" style:parent-style-name="Standard">
      <style:paragraph-properties fo:text-align="justify" style:justify-single-word="false"/>
      <style:text-properties officeooo:rsid="00fe89fc" officeooo:paragraph-rsid="00fe89fc"/>
    </style:style>
    <style:style style:name="P70" style:family="paragraph" style:parent-style-name="Standard" style:list-style-name="L4">
      <style:paragraph-properties fo:margin-left="0in" fo:margin-right="0in" fo:margin-top="0.0791in" fo:margin-bottom="0.0791in" loext:contextual-spacing="false" fo:line-height="150%" fo:text-align="justify" style:justify-single-word="false" fo:text-indent="0in" style:auto-text-indent="false"/>
      <style:text-properties fo:color="#000000" style:font-name="Liberation Serif" fo:font-size="12pt" fo:language="it" fo:country="IT" fo:font-weight="normal" officeooo:rsid="00421457" officeooo:paragraph-rsid="0067204b" fo:background-color="#ccccc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1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false"/>
      <style:text-properties officeooo:rsid="00430a07" officeooo:paragraph-rsid="0067204b" fo:background-color="#cccccc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fo:language="it" fo:country="IT" fo:font-weight="normal" officeooo:rsid="00421457" officeooo:paragraph-rsid="006720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fo:language="it" fo:country="IT" fo:font-weight="normal" officeooo:rsid="00dd96d8" officeooo:paragraph-rsid="00dd96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d93c85"/>
    </style:style>
    <style:style style:name="T1" style:family="text">
      <style:text-properties fo:language="it" fo:country="IT" officeooo:rsid="0009e568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language="it" fo:country="IT" fo:font-weight="bold" officeooo:rsid="0009e568" style:font-weight-asian="bold" style:font-weight-complex="bold"/>
    </style:style>
    <style:style style:name="T4" style:family="text">
      <style:text-properties fo:language="it" fo:country="IT" fo:font-weight="bold" officeooo:rsid="0016a447" style:font-weight-asian="bold" style:font-weight-complex="bold"/>
    </style:style>
    <style:style style:name="T5" style:family="text">
      <style:text-properties fo:language="it" fo:country="IT" fo:font-weight="bold" officeooo:rsid="0019c8c6" style:font-weight-asian="bold" style:font-weight-complex="bold"/>
    </style:style>
    <style:style style:name="T6" style:family="text">
      <style:text-properties fo:language="it" fo:country="IT" fo:font-weight="bold" officeooo:rsid="0010b63d" style:font-weight-asian="bold" style:font-weight-complex="bold"/>
    </style:style>
    <style:style style:name="T7" style:family="text">
      <style:text-properties fo:language="it" fo:country="IT" fo:font-weight="bold" officeooo:rsid="000ffe66" style:font-weight-asian="bold" style:font-weight-complex="bold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normal" officeooo:rsid="0009e568" style:font-weight-asian="normal" style:font-weight-complex="normal"/>
    </style:style>
    <style:style style:name="T10" style:family="text">
      <style:text-properties fo:language="it" fo:country="IT" fo:font-weight="normal" officeooo:rsid="0010b63d" style:font-weight-asian="normal" style:font-weight-complex="normal"/>
    </style:style>
    <style:style style:name="T11" style:family="text">
      <style:text-properties fo:language="it" fo:country="IT" fo:font-weight="normal" officeooo:rsid="0013d229" style:font-weight-asian="normal" style:font-weight-complex="normal"/>
    </style:style>
    <style:style style:name="T12" style:family="text">
      <style:text-properties fo:language="it" fo:country="IT" fo:font-weight="normal" officeooo:rsid="0016a447" style:font-weight-asian="normal" style:font-weight-complex="normal"/>
    </style:style>
    <style:style style:name="T13" style:family="text">
      <style:text-properties fo:language="it" fo:country="IT" fo:font-weight="normal" officeooo:rsid="001f1cf9" style:font-weight-asian="normal" style:font-weight-complex="normal"/>
    </style:style>
    <style:style style:name="T14" style:family="text">
      <style:text-properties fo:language="it" fo:country="IT" fo:font-weight="normal" officeooo:rsid="001f9eff" style:font-weight-asian="normal" style:font-weight-complex="normal"/>
    </style:style>
    <style:style style:name="T15" style:family="text">
      <style:text-properties fo:language="it" fo:country="IT" fo:font-weight="normal" officeooo:rsid="00206f16" style:font-weight-asian="normal" style:font-weight-complex="normal"/>
    </style:style>
    <style:style style:name="T16" style:family="text">
      <style:text-properties fo:language="it" fo:country="IT" fo:font-weight="normal" officeooo:rsid="002123b2" style:font-weight-asian="normal" style:font-weight-complex="normal"/>
    </style:style>
    <style:style style:name="T17" style:family="text">
      <style:text-properties fo:language="it" fo:country="IT" fo:font-weight="normal" officeooo:rsid="000ffe66" style:font-weight-asian="normal" style:font-weight-complex="normal"/>
    </style:style>
    <style:style style:name="T18" style:family="text">
      <style:text-properties fo:language="it" fo:country="IT" fo:font-weight="normal" officeooo:rsid="00249ccf" style:font-weight-asian="normal" style:font-weight-complex="normal"/>
    </style:style>
    <style:style style:name="T19" style:family="text">
      <style:text-properties fo:language="it" fo:country="IT" fo:font-weight="normal" officeooo:rsid="0024a82a" style:font-weight-asian="normal" style:font-weight-complex="normal"/>
    </style:style>
    <style:style style:name="T20" style:family="text">
      <style:text-properties fo:language="it" fo:country="IT" fo:font-weight="normal" officeooo:rsid="00261b25" style:font-weight-asian="normal" style:font-weight-complex="normal"/>
    </style:style>
    <style:style style:name="T21" style:family="text">
      <style:text-properties fo:language="it" fo:country="IT" fo:font-weight="normal" officeooo:rsid="0026db8d" style:font-weight-asian="normal" style:font-weight-complex="normal"/>
    </style:style>
    <style:style style:name="T22" style:family="text">
      <style:text-properties fo:language="it" fo:country="IT" fo:font-weight="normal" officeooo:rsid="0028ee59" style:font-weight-asian="normal" style:font-weight-complex="normal"/>
    </style:style>
    <style:style style:name="T23" style:family="text">
      <style:text-properties fo:language="it" fo:country="IT" fo:font-weight="normal" officeooo:rsid="004f1932" style:font-weight-asian="normal" style:font-weight-complex="normal"/>
    </style:style>
    <style:style style:name="T24" style:family="text">
      <style:text-properties fo:language="it" fo:country="IT" fo:font-weight="normal" officeooo:rsid="00549ef5" style:font-weight-asian="normal" style:font-weight-complex="normal"/>
    </style:style>
    <style:style style:name="T25" style:family="text">
      <style:text-properties fo:language="it" fo:country="IT" fo:font-weight="normal" officeooo:rsid="00561f87" style:font-weight-asian="normal" style:font-weight-complex="normal"/>
    </style:style>
    <style:style style:name="T26" style:family="text">
      <style:text-properties fo:language="it" fo:country="IT" fo:font-weight="normal" officeooo:rsid="005814e4" style:font-weight-asian="normal" style:font-weight-complex="normal"/>
    </style:style>
    <style:style style:name="T27" style:family="text">
      <style:text-properties fo:language="it" fo:country="IT" fo:font-weight="normal" officeooo:rsid="00598757" style:font-weight-asian="normal" style:font-weight-complex="normal"/>
    </style:style>
    <style:style style:name="T28" style:family="text">
      <style:text-properties fo:language="it" fo:country="IT" fo:font-weight="normal" officeooo:rsid="00599296" style:font-weight-asian="normal" style:font-weight-complex="normal"/>
    </style:style>
    <style:style style:name="T29" style:family="text">
      <style:text-properties fo:language="it" fo:country="IT" fo:font-weight="normal" officeooo:rsid="0059eba9" style:font-weight-asian="normal" style:font-weight-complex="normal"/>
    </style:style>
    <style:style style:name="T30" style:family="text">
      <style:text-properties fo:language="it" fo:country="IT" fo:font-weight="normal" officeooo:rsid="005a6526" style:font-weight-asian="normal" style:font-weight-complex="normal"/>
    </style:style>
    <style:style style:name="T31" style:family="text">
      <style:text-properties fo:language="it" fo:country="IT" fo:font-weight="normal" officeooo:rsid="00949afd" style:font-weight-asian="normal" style:font-weight-complex="normal"/>
    </style:style>
    <style:style style:name="T32" style:family="text">
      <style:text-properties fo:language="it" fo:country="IT" officeooo:rsid="000cde49"/>
    </style:style>
    <style:style style:name="T33" style:family="text">
      <style:text-properties fo:language="it" fo:country="IT" officeooo:rsid="000eb463"/>
    </style:style>
    <style:style style:name="T34" style:family="text">
      <style:text-properties fo:language="it" fo:country="IT" officeooo:rsid="0019c8c6"/>
    </style:style>
    <style:style style:name="T35" style:family="text">
      <style:text-properties fo:language="it" fo:country="IT" officeooo:rsid="001bc196"/>
    </style:style>
    <style:style style:name="T36" style:family="text">
      <style:text-properties fo:language="it" fo:country="IT" officeooo:rsid="001c7c1f"/>
    </style:style>
    <style:style style:name="T37" style:family="text">
      <style:text-properties fo:language="it" fo:country="IT" officeooo:rsid="001de39d"/>
    </style:style>
    <style:style style:name="T38" style:family="text">
      <style:text-properties fo:language="it" fo:country="IT" officeooo:rsid="0028ee59"/>
    </style:style>
    <style:style style:name="T39" style:family="text">
      <style:text-properties fo:language="it" fo:country="IT" officeooo:rsid="00068109" style:language-asian="zxx" style:country-asian="none" style:language-complex="zxx" style:country-complex="none"/>
    </style:style>
    <style:style style:name="T40" style:family="text">
      <style:text-properties fo:language="it" fo:country="IT" officeooo:rsid="002aa48b" style:language-asian="zxx" style:country-asian="none" style:language-complex="zxx" style:country-complex="none"/>
    </style:style>
    <style:style style:name="T41" style:family="text">
      <style:text-properties fo:language="it" fo:country="IT" officeooo:rsid="002d67e0" style:language-asian="zxx" style:country-asian="none" style:language-complex="zxx" style:country-complex="none"/>
    </style:style>
    <style:style style:name="T42" style:family="text">
      <style:text-properties fo:language="it" fo:country="IT" officeooo:rsid="002f221f" style:language-asian="zxx" style:country-asian="none" style:language-complex="zxx" style:country-complex="none"/>
    </style:style>
    <style:style style:name="T43" style:family="text">
      <style:text-properties fo:language="it" fo:country="IT" officeooo:rsid="0031045c" style:language-asian="zxx" style:country-asian="none" style:language-complex="zxx" style:country-complex="none"/>
    </style:style>
    <style:style style:name="T44" style:family="text">
      <style:text-properties fo:language="it" fo:country="IT" officeooo:rsid="003226df" style:language-asian="zxx" style:country-asian="none" style:language-complex="zxx" style:country-complex="none"/>
    </style:style>
    <style:style style:name="T45" style:family="text">
      <style:text-properties fo:language="it" fo:country="IT" officeooo:rsid="002b6be2" style:language-asian="zxx" style:country-asian="none" style:language-complex="zxx" style:country-complex="none"/>
    </style:style>
    <style:style style:name="T46" style:family="text">
      <style:text-properties fo:language="it" fo:country="IT" officeooo:rsid="00344381" style:language-asian="zxx" style:country-asian="none" style:language-complex="zxx" style:country-complex="none"/>
    </style:style>
    <style:style style:name="T47" style:family="text">
      <style:text-properties fo:language="it" fo:country="IT" officeooo:rsid="0050b7ba" style:language-asian="zxx" style:country-asian="none" style:language-complex="zxx" style:country-complex="none"/>
    </style:style>
    <style:style style:name="T48" style:family="text">
      <style:text-properties fo:language="it" fo:country="IT" officeooo:rsid="0048edb5"/>
    </style:style>
    <style:style style:name="T49" style:family="text">
      <style:text-properties fo:language="it" fo:country="IT" officeooo:rsid="004a1f50"/>
    </style:style>
    <style:style style:name="T50" style:family="text">
      <style:text-properties fo:language="it" fo:country="IT" officeooo:rsid="004c774b"/>
    </style:style>
    <style:style style:name="T51" style:family="text">
      <style:text-properties fo:language="it" fo:country="IT" officeooo:rsid="004e6af9"/>
    </style:style>
    <style:style style:name="T52" style:family="text">
      <style:text-properties fo:language="it" fo:country="IT" officeooo:rsid="000ffe66"/>
    </style:style>
    <style:style style:name="T53" style:family="text">
      <style:text-properties style:language-asian="zxx" style:country-asian="none" style:language-complex="zxx" style:country-complex="none"/>
    </style:style>
    <style:style style:name="T54" style:family="text">
      <style:text-properties officeooo:rsid="00082dc2" style:language-asian="zxx" style:country-asian="none" style:language-complex="zxx" style:country-complex="none"/>
    </style:style>
    <style:style style:name="T55" style:family="text">
      <style:text-properties officeooo:rsid="00096c4e" style:language-asian="zxx" style:country-asian="none" style:language-complex="zxx" style:country-complex="none"/>
    </style:style>
    <style:style style:name="T56" style:family="text">
      <style:text-properties officeooo:rsid="003e6b7e" style:language-asian="zxx" style:country-asian="none" style:language-complex="zxx" style:country-complex="none"/>
    </style:style>
    <style:style style:name="T57" style:family="text">
      <style:text-properties officeooo:rsid="00419f34" style:language-asian="zxx" style:country-asian="none" style:language-complex="zxx" style:country-complex="none"/>
    </style:style>
    <style:style style:name="T58" style:family="text">
      <style:text-properties officeooo:rsid="0048dc64" style:language-asian="zxx" style:country-asian="none" style:language-complex="zxx" style:country-complex="none"/>
    </style:style>
    <style:style style:name="T59" style:family="text">
      <style:text-properties officeooo:rsid="0048edb5" style:language-asian="zxx" style:country-asian="none" style:language-complex="zxx" style:country-complex="none"/>
    </style:style>
    <style:style style:name="T60" style:family="text">
      <style:text-properties officeooo:rsid="005ff3e7" style:language-asian="zxx" style:country-asian="none" style:language-complex="zxx" style:country-complex="none"/>
    </style:style>
    <style:style style:name="T61" style:family="text">
      <style:text-properties officeooo:rsid="00d45bb0" style:language-asian="zxx" style:country-asian="none" style:language-complex="zxx" style:country-complex="none"/>
    </style:style>
    <style:style style:name="T62" style:family="text">
      <style:text-properties officeooo:rsid="00d45ee0" style:language-asian="zxx" style:country-asian="none" style:language-complex="zxx" style:country-complex="none"/>
    </style:style>
    <style:style style:name="T6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6fefe0" style:font-weight-asian="bold" style:font-weight-complex="bold"/>
    </style:style>
    <style:style style:name="T68" style:family="text">
      <style:text-properties fo:color="#569cd6"/>
    </style:style>
    <style:style style:name="T69" style:family="text">
      <style:text-properties fo:color="#569cd6" style:language-asian="zxx" style:country-asian="none" style:language-complex="zxx" style:country-complex="none"/>
    </style:style>
    <style:style style:name="T70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1" style:family="text">
      <style:text-properties fo:color="#569cd6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3" style:family="text">
      <style:text-properties fo:color="#d4d4d4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color="#dcdcaa" style:language-asian="zxx" style:country-asian="none" style:language-complex="zxx" style:country-complex="none"/>
    </style:style>
    <style:style style:name="T75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6" style:family="text">
      <style:text-properties fo:color="#dcdcaa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color="#4ec9b0" style:language-asian="zxx" style:country-asian="none" style:language-complex="zxx" style:country-complex="none"/>
    </style:style>
    <style:style style:name="T78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9" style:family="text">
      <style:text-properties fo:color="#4ec9b0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fo:color="#4ec9b0" fo:language="zxx" fo:country="none" style:language-asian="zxx" style:country-asian="none" style:language-complex="zxx" style:country-complex="none"/>
    </style:style>
    <style:style style:name="T81" style:family="text">
      <style:text-properties fo:color="#9cdcfe" style:language-asian="zxx" style:country-asian="none" style:language-complex="zxx" style:country-complex="none"/>
    </style:style>
    <style:style style:name="T82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83" style:family="text">
      <style:text-properties fo:color="#9cdcfe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style:language-asian="zxx" style:country-asian="none" style:language-complex="zxx" style:country-complex="none"/>
    </style:style>
    <style:style style:name="T85" style:family="text">
      <style:text-properties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fo:font-size="12pt" fo:language="it" fo:country="IT" fo:font-weight="normal" officeooo: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fo:font-size="12pt" fo:language="it" fo:country="IT" fo:font-weight="normal" officeooo:rsid="003610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fo:font-size="12pt" fo:language="it" fo:country="IT" fo:font-weight="normal" officeooo:rsid="0038f8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fo:font-size="12pt" fo:language="it" fo:country="IT" fo:font-weight="normal" officeooo:rsid="0039c4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fo:font-size="12pt" fo:language="it" fo:country="IT" fo:font-weight="normal" officeooo:rsid="000681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fo:font-size="12pt" fo:language="it" fo:country="IT" fo:font-weight="normal" officeooo:rsid="004752b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fo:font-size="12pt" fo:language="it" fo:country="IT" fo:font-weight="normal" officeooo:rsid="0028387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fo:font-size="12pt" fo:language="it" fo:country="IT" fo:font-weight="normal" officeooo:rsid="0048721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fo:font-size="12pt" fo:language="it" fo:country="IT" fo:font-weight="normal" officeooo:rsid="004fe0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fo:font-size="12pt" fo:language="it" fo:country="IT" fo:font-weight="normal" officeooo:rsid="005267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fo:font-size="12pt" fo:language="it" fo:country="IT" fo:font-weight="normal" officeooo:rsid="0052f67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fo:font-size="12pt" fo:language="it" fo:country="IT" fo:font-weight="normal" officeooo:rsid="005b25a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fo:font-size="12pt" fo:language="it" fo:country="IT" fo:font-weight="normal" officeooo:rsid="005c65b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fo:font-size="12pt" fo:language="it" fo:country="IT" fo:font-weight="normal" officeooo:rsid="006a4d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fo:font-size="12pt" fo:language="it" fo:country="IT" fo:font-weight="normal" officeooo:rsid="006bc9d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fo:font-size="12pt" fo:language="it" fo:country="IT" fo:font-weight="normal" officeooo:rsid="006c2ce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fo:font-size="12pt" fo:language="it" fo:country="IT" fo:font-weight="normal" officeooo:rsid="006f095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fo:font-size="12pt" fo:language="it" fo:country="IT" fo:font-weight="normal" officeooo:rsid="006fefe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fo:font-size="12pt" fo:language="it" fo:country="IT" fo:font-weight="normal" officeooo:rsid="00718ab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fo:font-size="12pt" fo:language="it" fo:country="IT" fo:font-weight="normal" officeooo:rsid="00722e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fo:font-size="12pt" fo:language="it" fo:country="IT" fo:font-weight="normal" officeooo:rsid="0072f01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fo:font-size="12pt" fo:language="it" fo:country="IT" fo:font-weight="normal" officeooo:rsid="007304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fo:font-size="12pt" fo:language="it" fo:country="IT" fo:font-weight="normal" officeooo:rsid="00740bd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fo:font-size="12pt" fo:language="it" fo:country="IT" fo:font-weight="normal" officeooo:rsid="0075631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fo:font-size="12pt" fo:language="it" fo:country="IT" fo:font-weight="normal" officeooo:rsid="0076d62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fo:font-size="12pt" fo:language="it" fo:country="IT" fo:font-weight="normal" officeooo:rsid="007715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fo:font-size="12pt" fo:language="it" fo:country="IT" fo:font-weight="normal" officeooo:rsid="007a0a1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fo:font-size="12pt" fo:language="it" fo:country="IT" fo:font-weight="normal" officeooo:rsid="007abb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fo:font-size="12pt" fo:language="it" fo:country="IT" fo:font-weight="normal" officeooo:rsid="007b89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fo:font-size="12pt" fo:language="it" fo:country="IT" fo:font-weight="normal" officeooo:rsid="007eef9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fo:font-size="12pt" fo:language="it" fo:country="IT" fo:font-weight="normal" officeooo:rsid="0083d6d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fo:font-size="12pt" fo:language="it" fo:country="IT" fo:font-weight="normal" officeooo:rsid="002aa48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fo:font-size="12pt" fo:language="it" fo:country="IT" fo:font-weight="normal" officeooo:rsid="008542e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fo:font-size="12pt" fo:language="it" fo:country="IT" fo:font-weight="normal" officeooo:rsid="00868d5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fo:font-size="12pt" fo:language="it" fo:country="IT" fo:font-weight="normal" officeooo:rsid="0087ad4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fo:font-size="12pt" fo:language="it" fo:country="IT" fo:font-weight="normal" officeooo:rsid="00891d8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fo:font-size="12pt" fo:language="it" fo:country="IT" fo:font-weight="normal" officeooo:rsid="008b02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fo:font-size="12pt" fo:language="it" fo:country="IT" fo:font-weight="normal" officeooo:rsid="00960d1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fo:font-size="12pt" fo:language="it" fo:country="IT" fo:font-weight="normal" officeooo:rsid="009776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fo:font-size="12pt" fo:language="it" fo:country="IT" fo:font-weight="normal" officeooo:rsid="009797d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fo:font-size="12pt" fo:language="it" fo:country="IT" fo:font-weight="normal" officeooo:rsid="009907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fo:font-size="12pt" fo:language="it" fo:country="IT" fo:font-weight="normal" officeooo:rsid="009a9aa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fo:font-size="12pt" fo:language="it" fo:country="IT" fo:font-weight="normal" officeooo:rsid="009abda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fo:font-size="12pt" fo:language="it" fo:country="IT" fo:font-weight="normal" officeooo:rsid="009c64f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fo:font-size="12pt" fo:language="it" fo:country="IT" fo:font-weight="normal" officeooo:rsid="009c672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fo:font-size="12pt" fo:language="it" fo:country="IT" fo:font-weight="normal" officeooo:rsid="009d2a5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fo:font-size="12pt" fo:language="it" fo:country="IT" fo:font-weight="normal" officeooo:rsid="009e6c0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fo:font-size="12pt" fo:language="it" fo:country="IT" fo:font-weight="normal" officeooo:rsid="00a0365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fo:font-size="12pt" fo:language="it" fo:country="IT" fo:font-weight="normal" officeooo:rsid="004017b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fo:font-size="12pt" fo:language="it" fo:country="IT" fo:font-weight="normal" officeooo:rsid="00a2148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fo:font-size="12pt" fo:language="it" fo:country="IT" fo:font-weight="normal" officeooo:rsid="00a2ff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fo:font-size="12pt" fo:language="it" fo:country="IT" fo:font-weight="normal" officeooo:rsid="00a3595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fo:font-size="12pt" fo:language="it" fo:country="IT" fo:font-weight="normal" officeooo:rsid="00a3754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fo:font-size="12pt" fo:language="it" fo:country="IT" fo:font-weight="normal" officeooo:rsid="00a4af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fo:font-size="12pt" fo:language="it" fo:country="IT" fo:font-weight="normal" officeooo:rsid="00a542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fo:font-size="12pt" fo:language="it" fo:country="IT" fo:font-weight="normal" officeooo:rsid="00a56d9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fo:font-size="12pt" fo:language="it" fo:country="IT" fo:font-weight="normal" officeooo:rsid="00a630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fo:font-size="12pt" fo:language="it" fo:country="IT" fo:font-weight="normal" officeooo:rsid="00a85f4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fo:font-size="12pt" fo:language="it" fo:country="IT" fo:font-weight="normal" officeooo:rsid="00a89b9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fo:font-size="12pt" fo:language="it" fo:country="IT" fo:font-weight="normal" officeooo:rsid="00aa245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6" style:family="text">
      <style:text-properties fo:font-size="12pt" fo:language="it" fo:country="IT" fo:font-weight="normal" officeooo:rsid="00aac4b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7" style:family="text">
      <style:text-properties fo:font-size="12pt" fo:language="it" fo:country="IT" fo:font-weight="normal" officeooo:rsid="00ac8c0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fo:font-size="12pt" fo:language="it" fo:country="IT" fo:font-weight="normal" officeooo:rsid="00ae5c7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49" style:family="text">
      <style:text-properties fo:font-size="12pt" fo:language="it" fo:country="IT" fo:font-weight="normal" officeooo:rsid="00af904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fo:font-size="12pt" fo:language="it" fo:country="IT" fo:font-weight="normal" officeooo:rsid="00b12d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fo:font-size="12pt" fo:language="it" fo:country="IT" fo:font-weight="normal" officeooo:rsid="00b201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fo:font-size="12pt" fo:language="it" fo:country="IT" fo:font-weight="normal" officeooo:rsid="00b2ab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fo:font-size="12pt" fo:language="it" fo:country="IT" fo:font-weight="normal" officeooo:rsid="00b4960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fo:font-size="12pt" fo:language="it" fo:country="IT" fo:font-weight="normal" officeooo:rsid="00b4a86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fo:font-size="12pt" fo:language="it" fo:country="IT" fo:font-weight="normal" officeooo:rsid="00b633f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6" style:family="text">
      <style:text-properties fo:font-size="12pt" fo:language="it" fo:country="IT" fo:font-weight="normal" officeooo:rsid="00b742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fo:font-size="12pt" fo:language="it" fo:country="IT" fo:font-weight="normal" officeooo:rsid="00b74e2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8" style:family="text">
      <style:text-properties fo:font-size="12pt" fo:language="it" fo:country="IT" fo:font-weight="normal" officeooo:rsid="00b83d0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9" style:family="text">
      <style:text-properties fo:font-size="12pt" fo:language="it" fo:country="IT" fo:font-weight="normal" officeooo:rsid="00b99a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0" style:family="text">
      <style:text-properties fo:font-size="12pt" fo:language="it" fo:country="IT" fo:font-weight="normal" officeooo:rsid="00bdb30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1" style:family="text">
      <style:text-properties fo:font-size="12pt" fo:language="it" fo:country="IT" fo:font-weight="normal" officeooo:rsid="00bdf27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2" style:family="text">
      <style:text-properties fo:font-size="12pt" fo:language="it" fo:country="IT" fo:font-weight="normal" officeooo:rsid="00bea45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fo:font-size="12pt" fo:language="it" fo:country="IT" fo:font-weight="normal" officeooo:rsid="00beab1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4" style:family="text">
      <style:text-properties fo:font-size="12pt" fo:language="it" fo:country="IT" fo:font-weight="normal" officeooo:rsid="00bf3d4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5" style:family="text">
      <style:text-properties fo:font-size="12pt" fo:language="it" fo:country="IT" fo:font-weight="normal" officeooo:rsid="00c0550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6" style:family="text">
      <style:text-properties fo:font-size="12pt" fo:language="it" fo:country="IT" fo:font-weight="normal" officeooo:rsid="00c4ff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7" style:family="text">
      <style:text-properties fo:font-size="12pt" fo:language="it" fo:country="IT" fo:font-weight="normal" officeooo:rsid="00c6ce6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8" style:family="text">
      <style:text-properties fo:font-size="12pt" fo:language="it" fo:country="IT" fo:font-weight="normal" officeooo:rsid="00c6e03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fo:font-size="12pt" fo:language="it" fo:country="IT" fo:font-weight="normal" officeooo:rsid="00c8d3a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0" style:family="text">
      <style:text-properties fo:font-size="12pt" fo:language="it" fo:country="IT" fo:font-weight="normal" officeooo:rsid="00ca42b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1" style:family="text">
      <style:text-properties fo:font-size="12pt" fo:language="it" fo:country="IT" fo:font-weight="normal" officeooo:rsid="00cd515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2" style:family="text">
      <style:text-properties fo:font-size="12pt" fo:language="it" fo:country="IT" fo:font-weight="normal" officeooo:rsid="00cff7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3" style:family="text">
      <style:text-properties fo:font-size="12pt" fo:language="it" fo:country="IT" fo:font-weight="normal" officeooo:rsid="00d0c8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4" style:family="text">
      <style:text-properties fo:font-size="12pt" fo:language="it" fo:country="IT" fo:font-weight="normal" officeooo:rsid="00d27b2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5" style:family="text">
      <style:text-properties fo:font-size="12pt" fo:language="it" fo:country="IT" fo:font-weight="normal" officeooo:rsid="00d3280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6" style:family="text">
      <style:text-properties fo:font-size="12pt" fo:language="it" fo:country="IT" fo:font-weight="normal" officeooo:rsid="00d343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7" style:family="text">
      <style:text-properties fo:font-size="12pt" fo:language="it" fo:country="IT" fo:font-weight="normal" officeooo:rsid="00df377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fo:font-size="12pt" fo:language="it" fo:country="IT" fo:font-weight="normal" officeooo:rsid="00e0647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9" style:family="text">
      <style:text-properties fo:font-size="12pt" fo:language="it" fo:country="IT" fo:font-weight="normal" officeooo:rsid="007d0d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0" style:family="text">
      <style:text-properties fo:font-size="12pt" fo:language="it" fo:country="IT" fo:font-weight="normal" officeooo:rsid="00e4549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fo:font-size="12pt" fo:language="it" fo:country="IT" fo:font-weight="normal" officeooo:rsid="00e610b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2" style:family="text">
      <style:text-properties fo:font-size="12pt" fo:language="it" fo:country="IT" fo:font-weight="normal" officeooo:rsid="00e7693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3" style:family="text">
      <style:text-properties fo:font-size="12pt" fo:language="it" fo:country="IT" fo:font-weight="normal" officeooo:rsid="00ea6a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4" style:family="text">
      <style:text-properties fo:font-size="12pt" fo:language="it" fo:country="IT" fo:font-weight="normal" officeooo:rsid="00eb7b6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5" style:family="text">
      <style:text-properties fo:font-size="12pt" fo:language="it" fo:country="IT" fo:font-weight="normal" officeooo:rsid="00ec7d7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6" style:family="text">
      <style:text-properties fo:font-size="12pt" fo:language="it" fo:country="IT" fo:font-weight="normal" officeooo:rsid="00ed0c3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7" style:family="text">
      <style:text-properties fo:font-size="12pt" fo:language="it" fo:country="IT" fo:font-weight="normal" officeooo:rsid="00ed16c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8" style:family="text">
      <style:text-properties fo:font-size="12pt" fo:language="it" fo:country="IT" fo:font-weight="normal" officeooo:rsid="00ee8da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9" style:family="text">
      <style:text-properties fo:font-size="12pt" fo:language="it" fo:country="IT" fo:font-weight="normal" officeooo:rsid="00f045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0" style:family="text">
      <style:text-properties fo:font-size="12pt" fo:language="it" fo:country="IT" fo:font-weight="normal" officeooo:rsid="00f0482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1" style:family="text">
      <style:text-properties fo:font-size="12pt" fo:language="it" fo:country="IT" fo:font-weight="normal" officeooo:rsid="00f1378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2" style:family="text">
      <style:text-properties fo:font-size="12pt" fo:language="it" fo:country="IT" fo:font-weight="normal" officeooo:rsid="00f37b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3" style:family="text">
      <style:text-properties fo:font-size="12pt" fo:language="it" fo:country="IT" fo:font-weight="normal" officeooo:rsid="00f39b0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4" style:family="text">
      <style:text-properties fo:font-size="12pt" fo:language="it" fo:country="IT" fo:font-weight="normal" officeooo:rsid="00f6221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5" style:family="text">
      <style:text-properties fo:font-size="12pt" fo:language="it" fo:country="IT" fo:font-weight="normal" officeooo:rsid="00f8ba9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6" style:family="text">
      <style:text-properties fo:font-size="12pt" fo:language="it" fo:country="IT" fo:font-weight="normal" officeooo:rsid="00fa2d8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7" style:family="text">
      <style:text-properties fo:font-size="12pt" fo:language="it" fo:country="IT" fo:font-weight="normal" officeooo:rsid="00fab4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8" style:family="text">
      <style:text-properties fo:font-size="12pt" fo:language="it" fo:country="IT" fo:font-weight="normal" officeooo:rsid="00fc882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9" style:family="text">
      <style:text-properties fo:font-size="12pt" fo:language="it" fo:country="IT" fo:font-weight="normal" officeooo:rsid="00fe9f6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00" style:family="text">
      <style:text-properties fo:font-size="12pt" fo:language="it" fo:country="IT" fo:font-weight="normal" officeooo:rsid="00fecd6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01" style:family="text">
      <style:text-properties fo:font-size="12pt" fo:language="it" fo:country="IT" fo:font-weight="normal" officeooo:rsid="0101246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02" style:family="text">
      <style:text-properties fo:font-size="12pt" fo:language="it" fo:country="IT" fo:font-weight="bol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3" style:family="text">
      <style:text-properties fo:font-size="12pt" fo:language="it" fo:country="IT" fo:font-weight="bold" officeooo:rsid="006f095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4" style:family="text">
      <style:text-properties fo:font-size="12pt" fo:language="it" fo:country="IT" fo:font-weight="bold" officeooo:rsid="006fefe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5" style:family="text">
      <style:text-properties fo:font-size="12pt" fo:language="it" fo:country="IT" fo:font-weight="bold" officeooo:rsid="00722ee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6" style:family="text">
      <style:text-properties fo:font-size="12pt" fo:language="it" fo:country="IT" fo:font-weight="bold" officeooo:rsid="00718ab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7" style:family="text">
      <style:text-properties fo:font-size="12pt" fo:language="it" fo:country="IT" fo:font-weight="bold" officeooo:rsid="0072f01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8" style:family="text">
      <style:text-properties fo:font-size="12pt" fo:language="it" fo:country="IT" fo:font-weight="bold" officeooo:rsid="0073962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09" style:family="text">
      <style:text-properties fo:font-size="12pt" fo:language="it" fo:country="IT" fo:font-weight="bold" officeooo:rsid="0075631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0" style:family="text">
      <style:text-properties fo:font-size="12pt" fo:language="it" fo:country="IT" fo:font-weight="bold" officeooo:rsid="00740bd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1" style:family="text">
      <style:text-properties fo:font-size="12pt" fo:language="it" fo:country="IT" fo:font-weight="bold" officeooo:rsid="007b89a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2" style:family="text">
      <style:text-properties fo:font-size="12pt" fo:language="it" fo:country="IT" fo:font-weight="bold" officeooo:rsid="00b12d2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3" style:family="text">
      <style:text-properties fo:font-size="12pt" fo:language="it" fo:country="IT" fo:font-weight="bold" officeooo:rsid="00af904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4" style:family="text">
      <style:text-properties fo:font-size="12pt" fo:language="it" fo:country="IT" fo:font-weight="bold" officeooo:rsid="00c4ff6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5" style:family="text">
      <style:text-properties fo:font-size="12pt" fo:language="it" fo:country="IT" fo:font-weight="bold" officeooo:rsid="00cd515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6" style:family="text">
      <style:text-properties fo:font-size="12pt" fo:language="it" fo:country="IT" fo:font-weight="bold" officeooo:rsid="00ae5c7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7" style:family="text">
      <style:text-properties fo:font-size="12pt" fo:language="it" fo:country="IT" fo:font-weight="bold" officeooo:rsid="00f6221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8" style:family="text">
      <style:text-properties fo:font-size="12pt" fo:language="it" fo:country="IT" fo:font-weight="bold" officeooo:rsid="00fecd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19" style:family="text">
      <style:text-properties fo:font-size="12pt" fo:language="it" fo:country="IT" fo:font-style="normal" fo:font-weight="bold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220" style:family="text">
      <style:text-properties fo:font-size="12pt" fo:language="it" fo:country="IT" fo:font-style="normal" fo:font-weight="bold" officeooo:rsid="0083576f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221" style:family="text">
      <style:text-properties fo:color="#000000" style:font-name="Liberation Serif" fo:font-size="12pt" fo:language="it" fo:country="IT" fo:font-weight="normal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2" style:family="text">
      <style:text-properties fo:color="#000000" style:font-name="Liberation Serif" fo:font-size="12pt" fo:language="it" fo:country="IT" fo:font-weight="normal" officeooo:rsid="00419f34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3" style:family="text">
      <style:text-properties fo:color="#000000" style:font-name="Liberation Serif" fo:font-size="12pt" fo:language="it" fo:country="IT" fo:font-weight="normal" officeooo:rsid="00421457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4" style:family="text">
      <style:text-properties fo:color="#000000" style:font-name="Liberation Serif" fo:font-size="12pt" fo:language="it" fo:country="IT" fo:font-weight="normal" officeooo:rsid="00430a07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5" style:family="text">
      <style:text-properties fo:color="#000000" style:font-name="Liberation Serif" fo:font-size="12pt" fo:language="it" fo:country="IT" fo:font-weight="normal" officeooo:rsid="00609d35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6" style:family="text">
      <style:text-properties fo:color="#000000" style:font-name="Liberation Serif" fo:font-size="12pt" fo:language="it" fo:country="IT" fo:font-weight="normal" officeooo:rsid="0061960b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7" style:family="text">
      <style:text-properties fo:color="#000000" style:font-name="Liberation Serif" fo:font-size="12pt" fo:language="it" fo:country="IT" fo:font-weight="normal" officeooo:rsid="0066790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8" style:family="text">
      <style:text-properties fo:color="#000000" style:font-name="Liberation Serif" fo:font-size="12pt" fo:language="it" fo:country="IT" fo:font-weight="normal" officeooo:rsid="0067204b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9" style:family="text">
      <style:text-properties fo:color="#000000" style:font-name="Liberation Serif" fo:font-size="12pt" fo:language="it" fo:country="IT" fo:font-weight="normal" officeooo:rsid="00691a7c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0" style:family="text">
      <style:text-properties fo:color="#000000" style:font-name="Liberation Serif" fo:font-size="12pt" fo:language="it" fo:country="IT" fo:font-weight="normal" officeooo:rsid="00694fb4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1" style:family="text">
      <style:text-properties fo:color="#000000" style:font-name="Liberation Serif" fo:font-size="12pt" fo:language="it" fo:country="IT" fo:font-weight="normal" officeooo:rsid="0091468f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2" style:family="text">
      <style:text-properties fo:color="#000000" style:font-name="Liberation Serif" fo:font-size="12pt" fo:language="it" fo:country="IT" fo:font-weight="normal" officeooo:rsid="0091506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3" style:family="text">
      <style:text-properties fo:color="#000000" style:font-name="Liberation Serif" fo:font-size="12pt" fo:language="it" fo:country="IT" fo:font-weight="normal" officeooo:rsid="0091bdbd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4" style:family="text">
      <style:text-properties fo:color="#000000" style:font-name="Liberation Serif" fo:font-size="12pt" fo:language="it" fo:country="IT" fo:font-weight="normal" officeooo:rsid="00926fa2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5" style:family="text">
      <style:text-properties fo:color="#000000" style:font-name="Liberation Serif" fo:font-size="12pt" fo:language="it" fo:country="IT" fo:font-weight="normal" officeooo:rsid="00939086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6" style:family="text">
      <style:text-properties fo:color="#000000" style:font-name="Liberation Serif" fo:font-size="12pt" fo:language="it" fo:country="IT" fo:font-weight="normal" officeooo:rsid="00d5ef44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7" style:family="text">
      <style:text-properties fo:color="#000000" style:font-name="Liberation Serif" fo:font-size="12pt" fo:language="it" fo:country="IT" fo:font-weight="normal" officeooo:rsid="00d77c04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8" style:family="text">
      <style:text-properties fo:color="#000000" style:font-name="Liberation Serif" fo:font-size="12pt" fo:language="it" fo:country="IT" fo:font-weight="normal" officeooo:rsid="00d7a111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9" style:family="text">
      <style:text-properties fo:color="#000000" style:font-name="Liberation Serif" fo:font-size="12pt" fo:language="it" fo:country="IT" fo:font-weight="normal" officeooo:rsid="00d9038a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0" style:family="text">
      <style:text-properties fo:color="#000000" style:font-name="Liberation Serif" fo:font-size="12pt" fo:language="it" fo:country="I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1" style:family="text">
      <style:text-properties fo:color="#000000" style:font-name="Liberation Serif" fo:font-size="12pt" fo:language="it" fo:country="IT" fo:font-weight="normal" officeooo:rsid="004214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2" style:family="text">
      <style:text-properties fo:color="#000000" style:font-name="Liberation Serif" fo:font-size="12pt" fo:language="it" fo:country="IT" fo:font-weight="normal" officeooo:rsid="00dbc7b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3" style:family="text">
      <style:text-properties fo:color="#000000" style:font-name="Liberation Serif" fo:font-size="12pt" fo:language="it" fo:country="IT" fo:font-weight="bold" officeooo:rsid="00419f34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4" style:family="text">
      <style:text-properties fo:color="#000000" style:font-name="Liberation Serif" fo:background-color="transparent" loext:char-shading-value="0" style:font-size-asian="12pt"/>
    </style:style>
    <style:style style:name="T245" style:family="text">
      <style:text-properties fo:color="#000000" style:font-name="Liberation Serif" officeooo:rsid="004405bd" fo:background-color="transparent" loext:char-shading-value="0" style:font-size-asian="12pt"/>
    </style:style>
    <style:style style:name="T246" style:family="text">
      <style:text-properties fo:color="#000000" style:font-name="Liberation Serif" officeooo:rsid="006a4dd7" fo:background-color="transparent" loext:char-shading-value="0" style:font-size-asian="12pt"/>
    </style:style>
    <style:style style:name="T247" style:family="text">
      <style:text-properties fo:color="#000000" style:font-name="Liberation Serif" officeooo:rsid="00dd77af" fo:background-color="transparent" loext:char-shading-value="0" style:font-size-asian="12pt"/>
    </style:style>
    <style:style style:name="T248" style:family="text">
      <style:text-properties fo:color="#000000" style:font-name="Liberation Serif" officeooo:rsid="00deaffb" fo:background-color="transparent" loext:char-shading-value="0" style:font-size-asian="12pt"/>
    </style:style>
    <style:style style:name="T249" style:family="text">
      <style:text-properties style:font-name="Liberation Serif1" fo:language="it" fo:country="IT" officeooo:rsid="004bb797"/>
    </style:style>
    <style:style style:name="T250" style:family="text">
      <style:text-properties officeooo:rsid="005fb566"/>
    </style:style>
    <style:style style:name="T251" style:family="text">
      <style:text-properties officeooo:rsid="00609d35"/>
    </style:style>
    <style:style style:name="T252" style:family="text">
      <style:text-properties officeooo:rsid="006fefe0"/>
    </style:style>
    <style:style style:name="T253" style:family="text">
      <style:text-properties officeooo:rsid="00713b84"/>
    </style:style>
    <style:style style:name="T254" style:family="text">
      <style:text-properties officeooo:rsid="00718ab4"/>
    </style:style>
    <style:style style:name="T255" style:family="text">
      <style:text-properties fo:font-weight="normal" officeooo:rsid="008f5b86" style:font-weight-asian="normal" style:font-weight-complex="normal"/>
    </style:style>
    <style:style style:name="T256" style:family="text">
      <style:text-properties fo:font-weight="normal" officeooo:rsid="00905f51" style:font-weight-asian="normal" style:font-weight-complex="normal"/>
    </style:style>
    <style:style style:name="T257" style:family="text">
      <style:text-properties officeooo:rsid="00a85f41"/>
    </style:style>
    <style:style style:name="T258" style:family="text">
      <style:text-properties officeooo:rsid="00d5ac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imo progetto intermedio A.A. 2020-2021</text:p>
      <text:p text:style-name="P3">Nicola Vetrini, Matricola 600199</text:p>
      <text:p text:style-name="P1"/>
      <text:p text:style-name="P18">Il progetto consiste nella realizzazione di componenti software per la <text:span text:style-name="T250">gestione</text:span> e l’analisi di una rete sociale <text:span text:style-name="T258">(MicroBlog) </text:span>basata su post testuali. Ho diviso l’implementazione in una classe Post, <text:span text:style-name="T251">contentente varie informazioni,</text:span> <text:span text:style-name="T53">e</text:span><text:span text:style-name="T60">d una classe</text:span><text:span text:style-name="T53"> SocialNetwork che ha il compito di memorizzare, analizzare e modificare la rete sociale creata dai post. </text:span><text:span text:style-name="T57">Inoltre ho definito le </text:span><text:span text:style-name="T62">seguenti </text:span><text:span text:style-name="T57">eccezioni </text:span><text:span text:style-name="T61">(nei rispettivi file)</text:span></text:p>
      <text:p text:style-name="P19"/>
      <text:list xml:id="list2002664829" text:style-name="L1">
        <text:list-item>
          <text:p text:style-name="P57">SelfLikeException <text:span text:style-name="T255">sollevata se si tenta di aggiungere l’autore del post ai like</text:span></text:p>
        </text:list-item>
        <text:list-item>
          <text:p text:style-name="P57">TextOverflowException <text:span text:style-name="T255">sollevata se il testo del post supera i 140 caratteri</text:span></text:p>
        </text:list-item>
        <text:list-item>
          <text:p text:style-name="P58">DuplicatePostException <text:span text:style-name="T255">sollevata se si tenta di aggiungere un post che ha lo stesso id di uno di quelli presenti nell’istanza di SocialNetwork</text:span></text:p>
        </text:list-item>
        <text:list-item>
          <text:p text:style-name="P58">NoSuchPostException <text:span text:style-name="T255">sollevata se si tenta di rimuovere un post da un’istanza di SocialNetwork un post che non </text:span><text:span text:style-name="T256">è presente</text:span></text:p>
        </text:list-item>
      </text:list>
      <text:p text:style-name="P49"/>
      <text:p text:style-name="P35"><text:span text:style-name="T225">Sono t</text:span><text:span text:style-name="T222">utte sono sottoclassi di </text:span><text:span text:style-name="T243">Exception</text:span><text:span text:style-name="T222">, pertanto sono checked, in quanto è affidato al compilatore il controllo della presenza di blocchi di codice che le gestiscono e ciò riduce la possibilità di errori imprevisti </text:span><text:span text:style-name="T226">dai quali non si possa in qualche modo proseguire in qualche forma l’esecuzione, a differenza delle eccezioni unchecked.</text:span><text:span text:style-name="T222"> Nel codice ho usato l’eccezione </text:span><text:span text:style-name="T243">NullPointerException</text:span><text:span text:style-name="T222"> </text:span><text:span text:style-name="T226">(unchecked, </text:span><text:span text:style-name="T227">predefinita</text:span><text:span text:style-name="T226">)</text:span><text:span text:style-name="T222"> </text:span><text:span text:style-name="T223">per controllare che gli argomenti passati ai metodi non siano null, <text:s/>dato che in tal caso l’unica scelta ragionevole è non eseguire alcuna azione e ritornare al chiamante un errore. </text:span><text:span text:style-name="T232">Quest’ultima </text:span><text:span text:style-name="T233">eccezione </text:span><text:span text:style-name="T232">l</text:span><text:span text:style-name="T231">’ho riportata nelle signature dei metodi </text:span><text:span text:style-name="T234">che la possono lanciare </text:span><text:span text:style-name="T231">solo per completezza, in realtà non è necessario, </text:span><text:span text:style-name="T235">mentre per quelle checked è necessario farlo</text:span><text:span text:style-name="T231">.</text:span></text:p>
      <text:p text:style-name="P2"/>
      <text:p text:style-name="P21">La classe Post</text:p>
      <text:p text:style-name="P47"><text:span text:style-name="T90">Post </text:span><text:span text:style-name="T91">è un tipo di dato astratto costituito da </text:span><text:span text:style-name="T90">una </text:span><text:span text:style-name="T92">5</text:span><text:span text:style-name="T90">-</text:span><text:span text:style-name="T91">t</text:span><text:span text:style-name="T90">upla: </text:span><text:span text:style-name="T94">(id, autore, testo, data e ora, likes).</text:span></text:p>
      <text:p text:style-name="P13"/>
      <text:p text:style-name="P4">Funzione di astrazione e invariante di rappresentazione</text:p>
      <text:p text:style-name="P20"><text:span text:style-name="T39">La funzione di astrazione è banale: le variabili d’istanza corrispondono ciascuna ad uno dei campi della quintupla </text:span><text:span text:style-name="T40">che definisce un elemento di Post.</text:span></text:p>
      <text:p text:style-name="P20"><text:span text:style-name="T40">Per quanto riguarda invece l’invariante di rappresentazione, oltre alle usuali condizioni che nessuna variabile sia nulla e this non sia nullo si aggiungono i requisiti che nessun elemento del set di like (String) sia nullo e che sia diverso dall’autore del post; in più, essendo un insieme, non devono esservi duplicati </text:span><text:span text:style-name="T41">(mi sembra ragionevole imporre che un utente possa mettere </text:span><text:span text:style-name="T42">al </text:span><text:span text:style-name="T41">più un like </text:span><text:span text:style-name="T43">a</text:span><text:span text:style-name="T44">d</text:span><text:span text:style-name="T43"> </text:span><text:span text:style-name="T41">un post)</text:span><text:span text:style-name="T45">. </text:span><text:span text:style-name="T46">Come specificato dal testo ho anche imposto che i post </text:span><text:span text:style-name="T47">non </text:span><text:span text:style-name="T46">possano avere più di 140 caratteri.</text:span></text:p>
      <text:p text:style-name="P11"/>
      <text:p text:style-name="P47"><text:span text:style-name="T93">L</text:span><text:span text:style-name="T94">a rappresentazione concreta della classe </text:span><text:span text:style-name="T95">ha</text:span><text:span text:style-name="T94"> cinque </text:span><text:span text:style-name="T96">variabili</text:span><text:span text:style-name="T94"> d’istanza (private) e una statica (sempre privata):</text:span></text:p>
      <text:list xml:id="list2924336134" text:style-name="L2">
        <text:list-item>
          <text:p text:style-name="P59"><text:span text:style-name="T54">Un identificativo univoco, che ho modellato come un </text:span><text:span text:style-name="T64">Integer</text:span></text:p>
        </text:list-item>
        <text:list-item>
          <text:p text:style-name="P60"><text:span text:style-name="T58">L’</text:span><text:span text:style-name="T53">autore del post, che ho rappresentato tramite una </text:span><text:span text:style-name="T63">String</text:span></text:p>
        </text:list-item>
        <text:list-item>
          <text:p text:style-name="P60"><text:span text:style-name="T53">Il testo del post, una </text:span><text:span text:style-name="T63">String </text:span><text:span text:style-name="T53">lunga al massimo 140 caratteri</text:span></text:p>
        </text:list-item>
        <text:list-item>
          <text:p text:style-name="P61"><text:span text:style-name="T55">La data ed ora di pubblicazione del post, sotto forma di un’unica variabile di tipo </text:span><text:span text:style-name="T65">Date</text:span></text:p>
        </text:list-item>
        <text:list-item>
          <text:p text:style-name="P61"><text:span text:style-name="T55">Un</text:span><text:span text:style-name="T65"> Set&lt;String&gt; </text:span><text:span text:style-name="T55">di like che altri utenti della rete hanno messo al post</text:span></text:p>
        </text:list-item>
      </text:list>
      <text:p text:style-name="P10"><text:span text:style-name="T55">I</text:span><text:span text:style-name="T53">noltre è presente una variabile statica di tipo </text:span><text:span text:style-name="T63">Random</text:span><text:span text:style-name="T53"> che serve a generare gli id quando il costruttore</text:span></text:p>
      <text:p text:style-name="P25"><text:span text:style-name="T69">public</text:span><text:span text:style-name="T53"> </text:span><text:span text:style-name="T74">Post</text:span><text:span text:style-name="T53">(</text:span><text:span text:style-name="T77">String</text:span><text:span text:style-name="T53"> </text:span><text:span text:style-name="T81">author</text:span><text:span text:style-name="T53">, </text:span><text:span text:style-name="T77">String</text:span><text:span text:style-name="T53"> </text:span><text:span text:style-name="T81">text</text:span><text:span text:style-name="T53">, </text:span><text:span text:style-name="T77">Date</text:span><text:span text:style-name="T53"> </text:span><text:span text:style-name="T81">timestamp</text:span><text:span text:style-name="T53">)</text:span></text:p>
      <text:p text:style-name="P26"><text:span text:style-name="T68">throws</text:span> <text:span text:style-name="T80">TextOverflowException</text:span><text:span text:style-name="T84">, </text:span><text:span text:style-name="T80">NullPointerException</text:span></text:p>
      <text:p text:style-name="P46">viene invocato.</text:p>
      <text:p text:style-name="P9"><text:span text:style-name="T55">S</text:span><text:span text:style-name="T59">olo l’insieme di like è modificabile, mentre le altre componenti dello stato </text:span><text:span text:style-name="T56">possono essere soltanto lette, </text:span><text:span text:style-name="T58">tuttavia il tipo di dato globalmente è modificabile</text:span><text:span text:style-name="T56">.</text:span></text:p>
      <text:p text:style-name="P33"><text:soft-page-break/><text:span text:style-name="T34">Ho usato il tipo </text:span><text:span text:style-name="T5">Date</text:span><text:span text:style-name="T34"> per il timestamp poiché consente di stampare data ed ora, come richiesto; esiste anche un tipo di dato </text:span><text:span text:style-name="T5">Timestamp</text:span><text:span text:style-name="T34">, ma dal momento che l’unico utilizzo che faccio della variabile è la stampa non ho ritenuto necessario usarlo, </text:span><text:span text:style-name="T48">anche se potrebbe essere un’alternativa valida</text:span><text:span text:style-name="T34">. </text:span><text:span text:style-name="T48">H</text:span><text:span text:style-name="T38">o ritenuto non necessario separare data ed ora del post sia nell’implementazione che nella rappresentazione astratta.</text:span></text:p>
      <text:p text:style-name="P32"><text:span text:style-name="T49">Il costruttore sopra riportato non è l’unico presente. N</text:span><text:span text:style-name="T35">e </text:span><text:span text:style-name="T34">ho aggiunto un secondo che prende</text:span><text:span text:style-name="T36"> </text:span><text:span text:style-name="T49">anche un parametro id di tipo Integer: il motivo di questa aggiunta è</text:span><text:span text:style-name="T34"> agevolare il testing, </text:span><text:span text:style-name="T49">perch</text:span><text:span text:style-name="T249">é</text:span><text:span text:style-name="T34"> </text:span><text:span text:style-name="T37">utilizzando tale costruttore posso </text:span><text:span text:style-name="T34">creare volutamente conflitti tra gli id dei post e verificare che venga sollevata l’eccezione </text:span><text:span text:style-name="T5">DuplicatePostException</text:span><text:span text:style-name="T1"> </text:span><text:span text:style-name="T50">da parte dell’istanza di SocialNetwork alla quale ho tentato di aggiungere il post. </text:span><text:span text:style-name="T51">Infatti, dato che gli id sono generati (pseudo)casualmente l’evento di generare un id già presente ha probabilità molto bassa su un limitato numero di post, anche se non è da sottovalutare in un contesto reale. In tal proposito, più che un generatore di numeri pseudocasuali su 32 bit sarebbe opportuno usare una buona funzione hash.</text:span></text:p>
      <text:p text:style-name="P32"><text:span text:style-name="T1">Il set di like viene inizializzato al set vuoto, perché è presente un metodo </text:span><text:span text:style-name="T33">aggiuntivo</text:span><text:span text:style-name="T1"> che permette di aggiungere like a</text:span><text:span text:style-name="T32">l</text:span><text:span text:style-name="T1"> post. </text:span><text:span text:style-name="T51">Il costruttore solleva</text:span><text:span text:style-name="T9"> </text:span><text:span text:style-name="T3">TextOverflowException</text:span><text:span text:style-name="T9"> se la stringa di testo passata come parametro ha una lunghezza </text:span><text:span text:style-name="T13">maggiore</text:span><text:span text:style-name="T9"> di 140 caratteri (determinati dal metodo length() di String).</text:span></text:p>
      <text:p text:style-name="P29"><text:span text:style-name="T8">Per l’implementazione del </text:span><text:span text:style-name="T2">Set&lt;String&gt;</text:span><text:span text:style-name="T8"> usato </text:span><text:span text:style-name="T14">internamente </text:span><text:span text:style-name="T8">per memorizzare i like ho usato un </text:span><text:span text:style-name="T2">HashSet&lt;String&gt;</text:span><text:span text:style-name="T8"> in quanto garantisce una buona efficienza se confrontato con altre implementazioni dell’interfaccia Set e poiché non è necessario </text:span><text:span text:style-name="T15">in alcun metodo della classe o di SocialNetwork </text:span><text:span text:style-name="T8">sfruttare l’ordinamento relativo tra gli elementi del Set (</text:span><text:span text:style-name="T16">altrimenti</text:span><text:span text:style-name="T8"> avrei usato </text:span><text:span text:style-name="T23">ad esempio</text:span><text:span text:style-name="T8"> TreeSet).</text:span></text:p>
      <text:p text:style-name="P5">Metodi aggiuntivi</text:p>
      <text:p text:style-name="P48"><text:span text:style-name="T17">Ho aggiunto, </text:span><text:span text:style-name="T18">oltre ai metodi che ritornano copie dei valori dello stato interno</text:span><text:span text:style-name="T17">, i seguenti metodi</text:span></text:p>
      <text:list xml:id="list1590638491" text:style-name="L3">
        <text:list-item>
          <text:p text:style-name="P64"><text:span text:style-name="T70">public</text:span><text:span text:style-name="T72"> </text:span><text:span text:style-name="T78">void</text:span><text:span text:style-name="T72"> </text:span><text:span text:style-name="T75">addLike</text:span><text:span text:style-name="T72">(</text:span><text:span text:style-name="T78">String</text:span><text:span text:style-name="T72"> </text:span><text:span text:style-name="T82">follower</text:span><text:span text:style-name="T72">) </text:span><text:span text:style-name="T70">throws</text:span><text:span text:style-name="T72"> </text:span><text:span text:style-name="T78">NullPointerException</text:span><text:span text:style-name="T72">, </text:span><text:span text:style-name="T78">SelfLikeException</text:span></text:p>
        </text:list-item>
        <text:list-item>
          <text:p text:style-name="P64"><text:span text:style-name="T70">public</text:span><text:span text:style-name="T72"> </text:span><text:span text:style-name="T78">Set</text:span><text:span text:style-name="T72">&lt;</text:span><text:span text:style-name="T78">String</text:span><text:span text:style-name="T72">&gt; </text:span><text:span text:style-name="T75">getLikes</text:span><text:span text:style-name="T72">()</text:span></text:p>
        </text:list-item>
        <text:list-item>
          <text:p text:style-name="P64"><text:span text:style-name="T70">public</text:span><text:span text:style-name="T72"> </text:span><text:span text:style-name="T78">String</text:span><text:span text:style-name="T72"> </text:span><text:span text:style-name="T75">toString</text:span><text:span text:style-name="T72">()</text:span></text:p>
        </text:list-item>
        <text:list-item>
          <text:p text:style-name="P64"><text:span text:style-name="T70">public</text:span><text:span text:style-name="T72"> </text:span><text:span text:style-name="T78">boolean</text:span><text:span text:style-name="T72"> </text:span><text:span text:style-name="T75">equals</text:span><text:span text:style-name="T72">(</text:span><text:span text:style-name="T78">Post</text:span><text:span text:style-name="T72"> </text:span><text:span text:style-name="T82">other</text:span><text:span text:style-name="T72">)</text:span></text:p>
        </text:list-item>
      </text:list>
      <text:p text:style-name="P27"/>
      <text:p text:style-name="P34"><text:span text:style-name="T52">Il metodo </text:span><text:span text:style-name="T7">addLike() </text:span><text:span text:style-name="T17">aggiunge, dopo aver controllato che non sia null, l’utente follower passato come parametro </text:span><text:span text:style-name="T10">al Set di like del post, a condizione che non sia uguale all’autore del post. Al verificarsi di quest’ultima situazione viene sollevata l’eccezione </text:span><text:span text:style-name="T6">SelfLikeException </text:span><text:span text:style-name="T24">(e il like non viene aggiunto)</text:span><text:span text:style-name="T10">. </text:span><text:span text:style-name="T25">Dato che ho usato un Set per implementare i like e non una lista è implicito nella definizione che ciascun utente possa mettere al più un like, perciò non </text:span><text:span text:style-name="T26">è necessario</text:span><text:span text:style-name="T25"> controllare che tale condizione sia verificata.</text:span></text:p>
      <text:p text:style-name="P31"><text:span text:style-name="T11">I</text:span><text:span text:style-name="T12">l metodo </text:span><text:span text:style-name="T4">toString()</text:span><text:span text:style-name="T12"> che ho sovrascritto è utile per ritornare la rappresentazione del Post come </text:span><text:span text:style-name="T22">5</text:span><text:span text:style-name="T12">-</text:span><text:span text:style-name="T27">t</text:span><text:span text:style-name="T12">upla, </text:span><text:span text:style-name="T19">nel formato</text:span><text:span text:style-name="T12"> specificato </text:span><text:span text:style-name="T19">dalla</text:span><text:span text:style-name="T12"> funzione di astrazione. </text:span><text:span text:style-name="T19">Ho deciso di </text:span><text:span text:style-name="T28">stampare</text:span><text:span text:style-name="T19"> solo i primi </text:span><text:span text:style-name="T20">venti</text:span><text:span text:style-name="T19"> caratteri del </text:span><text:span text:style-name="T28">testo del post</text:span><text:span text:style-name="T19"> per evitare di rendere l’output dei testcase troppo corposo ed al tempo stesso mostrare che effettivamente viene letto con successo.</text:span></text:p>
      <text:p text:style-name="P31"><text:span text:style-name="T8">Il metodo </text:span><text:span text:style-name="T2">equals()</text:span><text:span text:style-name="T8"> che ho sovrascritto prende come pa</text:span><text:span text:style-name="T12">rametro un altro Post. </text:span><text:span text:style-name="T31">Se other == null ritorna false, </text:span><text:span text:style-name="T12">altrimenti confronta </text:span><text:span text:style-name="T29">i campi id</text:span><text:span text:style-name="T12"> e ritorna true se e solo se l’id di this e quello di other sono uguali, </text:span><text:span text:style-name="T21">senza confrontare le altre </text:span><text:span text:style-name="T30">variabili</text:span><text:span text:style-name="T21"> d’istanza.</text:span></text:p>
      <text:p text:style-name="P45"/>
      <text:p text:style-name="P22">La classe SocialNetwork</text:p>
      <text:p text:style-name="P8"/>
      <text:p text:style-name="P39"><text:span text:style-name="T109">L</text:span><text:span text:style-name="T86">a classe SocialNetwork </text:span><text:span text:style-name="T109">è un tipo di dato astratto modificabile </text:span><text:span text:style-name="T111">rappresentabile tramite</text:span><text:span text:style-name="T109"> </text:span><text:span text:style-name="T86">una trip</text:span><text:span text:style-name="T109">la</text:span><text:span text:style-name="T86"> </text:span><text:span text:style-name="T110">composta</text:span><text:span text:style-name="T86"> da due funzioni (mappe) ed una lista di post. </text:span><text:span text:style-name="T119">La specifica richiedeva soltanto che </text:span><text:span text:style-name="T123">fosse presente </text:span><text:span text:style-name="T124">una</text:span><text:span text:style-name="T123"> Map&lt;String, Set&lt;String&gt;&gt;</text:span><text:span text:style-name="T119">:</text:span></text:p>
      <text:p text:style-name="P14">user → {utenti seguiti da user}</text:p>
      <text:p text:style-name="P14">ma ho ritenuto utile aggiungere anche la mappa</text:p>
      <text:p text:style-name="P14">user → {utenti che seguono user}</text:p>
      <text:p text:style-name="P40"><text:soft-page-break/><text:span text:style-name="T125">Tali</text:span><text:span text:style-name="T86"> mappe </text:span><text:span text:style-name="T125">le ho chiamate</text:span><text:span text:style-name="T86"> </text:span><text:span text:style-name="T203">followers</text:span><text:span text:style-name="T102"> e </text:span><text:span text:style-name="T203">following</text:span><text:span text:style-name="T102"> </text:span><text:span text:style-name="T126">ed </text:span><text:span text:style-name="T86">associano, </text:span><text:span text:style-name="T126">r</text:span><text:span text:style-name="T86">ispettivamente, a</text:span><text:span text:style-name="T126">d</text:span><text:span text:style-name="T86"> ogni utente presente nella rete </text:span><text:span text:style-name="T97">il Set di </text:span><text:span text:style-name="T126">utenti</text:span><text:span text:style-name="T97"> che lo seguono (che hanno messo like ad un suo post) </text:span><text:span text:style-name="T126">e </text:span><text:span text:style-name="T97">il Set di utenti che segue (</text:span><text:span text:style-name="T99">gli autori dei post a cui </text:span><text:span text:style-name="T127">l’utente </text:span><text:span text:style-name="T99">ha messo like</text:span><text:span text:style-name="T97">). </text:span><text:span text:style-name="T128">L</text:span><text:span text:style-name="T86">a lista </text:span><text:span text:style-name="T204">posts</text:span><text:span text:style-name="T103"> </text:span><text:span text:style-name="T86">contiene tutti i post presenti nella rete. </text:span><text:span text:style-name="T87">Inoltre ho implementato la possibilità di aggiungere dei post alla rete e di eliminarli tramite funzioni apposite che aggiornano anche le mappe. Non è possibile </text:span><text:span text:style-name="T89">modificare </text:span><text:span text:style-name="T98">un</text:span><text:span text:style-name="T89"> post (</text:span><text:span text:style-name="T87">aggiungere like </text:span><text:span text:style-name="T100">ad esempio</text:span><text:span text:style-name="T89">)</text:span><text:span text:style-name="T87"> </text:span><text:span text:style-name="T89">tramite questa classe</text:span><text:span text:style-name="T87">, in quanto ho ritenuto</text:span><text:span text:style-name="T98"> </text:span><text:span text:style-name="T87">quella funzionalità </text:span><text:span text:style-name="T129">più attinente </text:span><text:span text:style-name="T87">ad un’altra classe che consenta di </text:span><text:span text:style-name="T101">farlo</text:span><text:span text:style-name="T87"> (ad esempio una classe User, non implementata, che potrebbe </text:span><text:span text:style-name="T88">mantenere una lista di Post e manipolarli in vario modo</text:span><text:span text:style-name="T87">).</text:span></text:p>
      <text:p text:style-name="P15"/>
      <text:p text:style-name="P7">Funzione di astrazione e invariante di rappresentazione</text:p>
      <text:p text:style-name="P38"><text:span text:style-name="T90">La funzione di astrazione è banale: le variabili d’istanza corrispondono ciascuna ad uno dei campi della </text:span><text:span text:style-name="T116">tripla</text:span><text:span text:style-name="T90"> </text:span><text:span text:style-name="T117">che definisce un elemento di </text:span><text:span text:style-name="T116">SocialNetwork.</text:span></text:p>
      <text:p text:style-name="P38"><text:span text:style-name="T117">Per quanto riguarda invece l’invariante di rappresentazione, oltre alle usuali condizioni che nessuna variabile sia nulla e this non sia nullo si aggiungono i requisiti che </text:span><text:span text:style-name="T119">ogni post di this.posts deve rispettare l’invariante di rappresentazione di Post e che entrambe le mappe </text:span><text:span text:style-name="T120">rispecchino la rete sociale che si viene a creare considerando la lista di post, </text:span><text:span text:style-name="T130">ovvero che in ogni possibile stato </text:span><text:span text:style-name="T131">risulti che</text:span><text:span text:style-name="T130"> tutti i follower dell’autore mappati in this.followers e tutti i following mappati in this.following</text:span><text:span text:style-name="T120"> (una </text:span><text:span text:style-name="T121">formulazione</text:span><text:span text:style-name="T120"> più </text:span><text:span text:style-name="T122">rigorosa</text:span><text:span text:style-name="T120"> è presente nel file).</text:span></text:p>
      <text:p text:style-name="P6"/>
      <text:p text:style-name="P6">Metodi aggiuntivi</text:p>
      <text:p text:style-name="P41"><text:span text:style-name="T132">In aggiunta a</text:span><text:span text:style-name="T134">i </text:span><text:span text:style-name="T132">metodi richiesti ho </text:span><text:span text:style-name="T133">implementato anche</text:span><text:span text:style-name="T132"> i</text:span><text:span text:style-name="T134"> seguenti:</text:span></text:p>
      <text:list xml:id="list899876950" text:style-name="List_20_1">
        <text:list-item>
          <text:p text:style-name="P65"><text:span text:style-name="T71">private</text:span><text:span text:style-name="T73"> </text:span><text:span text:style-name="T79">void</text:span><text:span text:style-name="T73"> </text:span><text:span text:style-name="T76">updateFollowers</text:span><text:span text:style-name="T73">(</text:span><text:span text:style-name="T79">Post</text:span><text:span text:style-name="T73"> </text:span><text:span text:style-name="T83">post</text:span><text:span text:style-name="T73">, </text:span><text:span text:style-name="T79">Map</text:span><text:span text:style-name="T73">&lt;</text:span><text:span text:style-name="T79">String</text:span><text:span text:style-name="T73">, </text:span><text:span text:style-name="T79">Set</text:span><text:span text:style-name="T73">&lt;</text:span><text:span text:style-name="T79">String</text:span><text:span text:style-name="T73">&gt;&gt; </text:span><text:span text:style-name="T83">followAuth</text:span><text:span text:style-name="T73">) </text:span><text:span text:style-name="T71">throws</text:span><text:span text:style-name="T73"> </text:span><text:span text:style-name="T79">NullPointerException</text:span></text:p>
        </text:list-item>
        <text:list-item>
          <text:p text:style-name="P65"><text:span text:style-name="T71">private</text:span><text:span text:style-name="T73"> </text:span><text:span text:style-name="T79">void</text:span><text:span text:style-name="T73"> </text:span><text:span text:style-name="T76">updateFollowing</text:span><text:span text:style-name="T73">(</text:span><text:span text:style-name="T79">Post</text:span><text:span text:style-name="T73"> </text:span><text:span text:style-name="T83">post</text:span><text:span text:style-name="T73">, </text:span><text:span text:style-name="T79">Map</text:span><text:span text:style-name="T73">&lt;</text:span><text:span text:style-name="T79">String</text:span><text:span text:style-name="T73">, </text:span><text:span text:style-name="T79">Set</text:span><text:span text:style-name="T73">&lt;</text:span><text:span text:style-name="T79">String</text:span><text:span text:style-name="T73">&gt;&gt; </text:span><text:span text:style-name="T83">iFollow</text:span><text:span text:style-name="T73">) </text:span><text:span text:style-name="T71">throws</text:span><text:span text:style-name="T73"> </text:span><text:span text:style-name="T79">NullPointerException</text:span></text:p>
        </text:list-item>
        <text:list-item>
          <text:p text:style-name="P66"><text:span text:style-name="T71">private</text:span><text:span text:style-name="T73"> </text:span><text:span text:style-name="T79">void</text:span><text:span text:style-name="T73"> </text:span><text:span text:style-name="T76">rmFromMaps</text:span><text:span text:style-name="T73">(</text:span><text:span text:style-name="T79">Post</text:span><text:span text:style-name="T73"> </text:span><text:span text:style-name="T83">post</text:span><text:span text:style-name="T73">) </text:span><text:span text:style-name="T71">throws</text:span><text:span text:style-name="T73"> </text:span><text:span text:style-name="T79">NullPointerException</text:span></text:p>
        </text:list-item>
        <text:list-item>
          <text:p text:style-name="P65"><text:span text:style-name="T71">public</text:span><text:span text:style-name="T73"> </text:span><text:span text:style-name="T79">void</text:span><text:span text:style-name="T73"> </text:span><text:span text:style-name="T76">addPost</text:span><text:span text:style-name="T73">(</text:span><text:span text:style-name="T79">Post</text:span><text:span text:style-name="T73"> </text:span><text:span text:style-name="T83">p</text:span><text:span text:style-name="T73">) </text:span><text:span text:style-name="T71">throws</text:span><text:span text:style-name="T73"> </text:span><text:span text:style-name="T79">NullPointerException</text:span><text:span text:style-name="T73">, </text:span><text:span text:style-name="T79">DuplicatePostException</text:span></text:p>
        </text:list-item>
        <text:list-item>
          <text:p text:style-name="P65"><text:span text:style-name="T71">public</text:span><text:span text:style-name="T73"> </text:span><text:span text:style-name="T79">void</text:span><text:span text:style-name="T73"> </text:span><text:span text:style-name="T76">rmPost</text:span><text:span text:style-name="T73">(</text:span><text:span text:style-name="T79">Post</text:span><text:span text:style-name="T73"> </text:span><text:span text:style-name="T83">p</text:span><text:span text:style-name="T73">) </text:span><text:span text:style-name="T71">throws</text:span><text:span text:style-name="T73"> </text:span><text:span text:style-name="T79">NullPointerException</text:span><text:span text:style-name="T73">, </text:span><text:span text:style-name="T79">NoSuchPostException</text:span></text:p>
        </text:list-item>
        <text:list-item>
          <text:p text:style-name="P66"><text:span text:style-name="T71">public</text:span><text:span text:style-name="T73"> </text:span><text:span text:style-name="T79">Map</text:span><text:span text:style-name="T73">&lt;</text:span><text:span text:style-name="T79">String</text:span><text:span text:style-name="T73">, </text:span><text:span text:style-name="T79">Set</text:span><text:span text:style-name="T73">&lt;</text:span><text:span text:style-name="T79">String</text:span><text:span text:style-name="T73">&gt;&gt; </text:span><text:span text:style-name="T76">guessFollowing</text:span><text:span text:style-name="T73">(</text:span><text:span text:style-name="T79">List</text:span><text:span text:style-name="T73">&lt;</text:span><text:span text:style-name="T79">Post</text:span><text:span text:style-name="T73">&gt; </text:span><text:span text:style-name="T83">ps</text:span><text:span text:style-name="T73">) </text:span><text:span text:style-name="T71">throws</text:span><text:span text:style-name="T73"> </text:span><text:span text:style-name="T79">NullPointerException</text:span></text:p>
        </text:list-item>
        <text:list-item>
          <text:p text:style-name="P65"><text:span text:style-name="T71">public</text:span><text:span text:style-name="T73"> </text:span><text:span text:style-name="T79">List</text:span><text:span text:style-name="T73">&lt;</text:span><text:span text:style-name="T79">String</text:span><text:span text:style-name="T73">&gt; </text:span><text:span text:style-name="T76">influencers</text:span><text:span text:style-name="T73">()</text:span></text:p>
        </text:list-item>
        <text:list-item>
          <text:p text:style-name="P65"><text:span text:style-name="T71">public</text:span><text:span text:style-name="T73"> </text:span><text:span text:style-name="T79">List</text:span><text:span text:style-name="T73">&lt;</text:span><text:span text:style-name="T79">Post</text:span><text:span text:style-name="T73">&gt; </text:span><text:span text:style-name="T76">getPosts</text:span><text:span text:style-name="T73">()</text:span></text:p>
        </text:list-item>
        <text:list-item>
          <text:p text:style-name="P65"><text:span text:style-name="T71">public</text:span><text:span text:style-name="T73"> </text:span><text:span text:style-name="T79">boolean</text:span><text:span text:style-name="T73"> </text:span><text:span text:style-name="T76">equals</text:span><text:span text:style-name="T73">(</text:span><text:span text:style-name="T79">SocialNetwork</text:span><text:span text:style-name="T73"> </text:span><text:span text:style-name="T83">other</text:span><text:span text:style-name="T73">)</text:span></text:p>
        </text:list-item>
        <text:list-item>
          <text:p text:style-name="P65"><text:span text:style-name="T71">public</text:span><text:span text:style-name="T73"> </text:span><text:span text:style-name="T79">String</text:span><text:span text:style-name="T73"> </text:span><text:span text:style-name="T76">toString</text:span><text:span text:style-name="T73">()</text:span></text:p>
        </text:list-item>
      </text:list>
      <text:p text:style-name="P28"/>
      <text:p text:style-name="P55"/>
      <text:p text:style-name="P12">I primi due metodi sono chiamati internamente per aggiornare le mappe passate come parametro <text:span text:style-name="T254">quando un post viene aggiunto</text:span>: <text:span text:style-name="T66">updateFollowers()</text:span> aggiorna gli utenti che seguono l’autore del post <text:span text:style-name="T252">unendo il set associato ad esso ed il set di like del post (oppure aggiungendo la coppia chiave-valore </text:span><text:span text:style-name="T253">se la chiave non era presente</text:span><text:span text:style-name="T252">). Analogo il comportamento di </text:span><text:span text:style-name="T67">updateFollowing() </text:span><text:span text:style-name="T252">che unisce il set di utenti seguiti da chi ha messo like al post con quello formato dall’insieme {post.getAuthor()}, usando un Set ausiliario perché non posso mettere una Stringa nel costruttore dell’HashSet usato (oppure aggiungendo la coppia chiave-valore </text:span><text:span text:style-name="T253">se la chiave non era presente).</text:span></text:p>
      <text:p text:style-name="P36"><text:span text:style-name="T205">rm</text:span><text:span text:style-name="T206">FromMaps() </text:span><text:span text:style-name="T104">invece si occupa della situazione opposta: </text:span><text:span text:style-name="T105">quando un post viene eliminato devo aggiornare entrambe le mappe. Devo togliere dai seguiti di tutti gli utenti l’autore del post rimosso solo se essi avevano messo like a tale autore solo nel post rimosso e non in altri (una caratterizzazione più formale è presente nella specifica del metodo). La modifica alla mappa followers è banale: basta rimuovere l’autore dalla mappa se non vi sono altri post da lui scritti nella mappa. </text:span><text:span text:style-name="T106">Nell’implementazione </text:span><text:span text:style-name="T107">di questa ultima condizione</text:span><text:span text:style-name="T106"> </text:span><text:span text:style-name="T107">avrei potuto </text:span><text:span text:style-name="T106">us</text:span><text:span text:style-name="T107">are</text:span><text:span text:style-name="T106"> la funzione </text:span><text:span text:style-name="T207">writtenBy(</text:span><text:span text:style-name="T208">post.getAuthor()</text:span><text:span text:style-name="T207">)</text:span><text:span text:style-name="T106"> </text:span><text:span text:style-name="T107">e controllare se ritornasse una lista vuota</text:span><text:span text:style-name="T106">, </text:span><text:span text:style-name="T107">ma ho usato </text:span><text:span text:style-name="T106">una flag </text:span><text:soft-page-break/><text:span text:style-name="T106">booleana, dal momento che devo comunque scorrere this.posts, </text:span><text:span text:style-name="T107">in quanto (marginalmente) più efficiente.</text:span></text:p>
      <text:p text:style-name="P51"><text:span text:style-name="T219">addPost()</text:span><text:span text:style-name="T85"> e </text:span><text:span text:style-name="T202">rmPost()</text:span><text:span text:style-name="T85"> si limitano ad aggiungere/rimuovere i post dalle liste e poi chiamare le funzioni descritte sopra.</text:span></text:p>
      <text:p text:style-name="P42"><text:span text:style-name="T209">g</text:span><text:span text:style-name="T210">uessFollowing()</text:span><text:span text:style-name="T108">, in contrapposizione a </text:span><text:span text:style-name="T210">guessFollowers()</text:span><text:span text:style-name="T108"> che ritorna </text:span><text:span text:style-name="T135">la mappa</text:span></text:p>
      <text:p text:style-name="P42"><text:span text:style-name="T136">{</text:span><text:span text:style-name="T135">utenti </text:span><text:span text:style-name="T136">autori di almeno un post} </text:span><text:span text:style-name="T119">→</text:span><text:span text:style-name="T135"> </text:span><text:span text:style-name="T136">{</text:span><text:span text:style-name="T135">utenti</text:span><text:span text:style-name="T108"> che seguono l’utente chiave</text:span><text:span text:style-name="T136">},</text:span></text:p>
      <text:p text:style-name="P62">ritorna invece la mappa</text:p>
      <text:p text:style-name="P42"><text:span text:style-name="T136">{utenti con almeno un like} </text:span><text:span text:style-name="T119">→ </text:span><text:span text:style-name="T136">{autori di post a cui l’utente chiave ha messo like}</text:span><text:span text:style-name="T108">. </text:span></text:p>
      <text:p text:style-name="P42"><text:span text:style-name="T109">L’ho aggiunta per implementare agevolmente </text:span><text:span text:style-name="T209">equals()</text:span><text:span text:style-name="T109">, dato che in esso devo </text:span><text:span text:style-name="T137">verificare che le reti sociali coincidano esattamente</text:span><text:span text:style-name="T109">.</text:span></text:p>
      <text:p text:style-name="P37"><text:span text:style-name="T109">Il metodo </text:span><text:span text:style-name="T209">influencers()</text:span><text:span text:style-name="T109"> restituisce </text:span><text:span text:style-name="T114">la lista composta da </text:span><text:span text:style-name="T109">tutti gli utenti della rete che hanno un numero di follower maggiore del numero di persone che li seguono. </text:span><text:span text:style-name="T112">Opera diversamente il</text:span><text:span text:style-name="T109"> metodo con parametro, che </text:span><text:span text:style-name="T113">prende</text:span><text:span text:style-name="T109"> una lista di post e restituisce la lista di utenti che hanno più di un certo numero di like (</text:span><text:span text:style-name="T145">la quantità </text:span><text:span text:style-name="T211">likeTreshold</text:span><text:span text:style-name="T114"> </text:span><text:span text:style-name="T109">static</text:span><text:span text:style-name="T146">a</text:span><text:span text:style-name="T109"> e costante nella mia implementazione, ma avre</text:span><text:span text:style-name="T144">i potuto </text:span><text:span text:style-name="T147">definirla come variabile </text:span><text:span text:style-name="T144">d’istanza e/o modificabile</text:span><text:span text:style-name="T109">).</text:span></text:p>
      <text:p text:style-name="P52"><text:span text:style-name="T202">getPosts()</text:span><text:span text:style-name="T85"> restituisce semplicemente la copia della lista di post di this, serve anch’esso solo per </text:span><text:span text:style-name="T202">equals()</text:span><text:span text:style-name="T85">, ma è comunque una funzionalità utile </text:span><text:span text:style-name="T115">da avere </text:span><text:span text:style-name="T138">per </text:span><text:span text:style-name="T139">analizzare</text:span><text:span text:style-name="T138"> una rete sociale</text:span><text:span text:style-name="T85">, perciò l’ho messo public.</text:span></text:p>
      <text:p text:style-name="P53"><text:span text:style-name="T85">Come è noto </text:span><text:span text:style-name="T202">equals()</text:span><text:span text:style-name="T85"> confronta due istanze di SocialNetwork (è un metodo che sovrascrive quello di Object) e restituisce true </text:span><text:span text:style-name="T140">se </text:span><text:span text:style-name="T85">solo se tutti i post contentuti in this e other sono gli stessi e le mappe hanno le stesse chiavi e stess</text:span><text:span text:style-name="T141">i valori associati alle chiavi</text:span><text:span text:style-name="T85">. Non solleva eccezioni se other == null in quanto this != null </text:span><text:span text:style-name="T118">come garantito dall’invariante </text:span><text:span text:style-name="T85">(non potrei invocare un metodo su null) e quindi ho posto che </text:span><text:span text:style-name="T202">this.equals(null) = false</text:span><text:span text:style-name="T85">.</text:span></text:p>
      <text:p text:style-name="P54"><text:span text:style-name="T219">toString</text:span><text:span text:style-name="T220">()</text:span><text:span text:style-name="T85"> si limita a resituire una stringa che stampa la tripla nel formato che definisce la funzione di astrazione.</text:span></text:p>
      <text:p text:style-name="P16"/>
      <text:p text:style-name="P67"><text:span text:style-name="T109">U</text:span><text:span text:style-name="T179">na nota riguardo containing(): </text:span><text:span text:style-name="T177">ho scelto di interpretarl</text:span><text:span text:style-name="T189">o</text:span><text:span text:style-name="T177"> come un </text:span><text:span text:style-name="T188">metodo</text:span><text:span text:style-name="T177"> che restituisce la lista di post che contengono almeno una delle </text:span><text:span text:style-name="T178">stringhe</text:span><text:span text:style-name="T177"> passate come parametro. S</text:span><text:span text:style-name="T179">iccome il testo di un post potrebbe contenere più di una parola tra quelle della lista, nella specifica ho </text:span><text:span text:style-name="T184">indicato</text:span><text:span text:style-name="T179"> </text:span><text:span text:style-name="T180">la collezione ritornata </text:span><text:span text:style-name="T185">come</text:span><text:span text:style-name="T180"> </text:span><text:span text:style-name="T179">un insieme </text:span><text:span text:style-name="T181">(non </text:span><text:span text:style-name="T182">includo</text:span><text:span text:style-name="T181"> i post </text:span><text:span text:style-name="T182">più di una volta</text:span><text:span text:style-name="T181">) </text:span><text:span text:style-name="T179">ma in realtà ri</text:span><text:span text:style-name="T142">torno </text:span><text:span text:style-name="T179">una lista </text:span><text:span text:style-name="T183">senza duplicati, </text:span><text:span text:style-name="T186">dato che </text:span><text:span text:style-name="T190">il testo </text:span><text:span text:style-name="T186">lo richiede</text:span><text:span text:style-name="T179">. </text:span><text:span text:style-name="T143">Inoltre, </text:span><text:span text:style-name="T187">il metodo </text:span><text:span text:style-name="T143">aggiunge un post alla lista anche se la parola cercata compare come sottostringa </text:span><text:span text:style-name="T191">di una stringa più lunga nel testo del post</text:span><text:span text:style-name="T143">, in quanto è già definito il metodo contains di String. Avrei potuto, ad esempio, sfruttare le espressioni regolari per </text:span><text:span text:style-name="T192">garantire che non fossero esclusi tali casi, oppure implementare entrambe le forme. Questo è uno degli aspetti che si prestano all’estensione della classe, ma ho approfondito la creazione di sottoclassi per quanto riguarda la segnalazione di contenuti offensivi.</text:span></text:p>
      <text:p text:style-name="P63"/>
      <text:p text:style-name="P24"><text:span text:style-name="T257">E</text:span>stensione per segnalazione di contenuti offensivi</text:p>
      <text:p text:style-name="P43"><text:span text:style-name="T148">Una possibile estensione </text:span><text:span text:style-name="T193">gerarchica </text:span><text:span text:style-name="T148">della classe </text:span><text:span text:style-name="T216">SocialNetwork</text:span><text:span text:style-name="T148"> che permetta di implementare l</text:span><text:span text:style-name="T149">a</text:span><text:span text:style-name="T148"> segnalazione di contenuti offensivi </text:span><text:span text:style-name="T149">potrebbe consistere </text:span><text:span text:style-name="T150">nel creare una sottoclasse </text:span><text:span text:style-name="T217">ModeratedSocialNetwork</text:span><text:span text:style-name="T194"> </text:span><text:span text:style-name="T150">che abbia come variabile d’istanza</text:span><text:span text:style-name="T149"> in un insieme modificabile di id </text:span><text:span text:style-name="T212">offensivePosts</text:span><text:span text:style-name="T150"> </text:span><text:span text:style-name="T149">(</text:span><text:span text:style-name="T152">potr</text:span><text:span text:style-name="T153">ebbe essere implementato</text:span><text:span text:style-name="T152"> </text:span><text:span text:style-name="T154">con</text:span><text:span text:style-name="T152"> </text:span><text:span text:style-name="T149">un </text:span><text:span text:style-name="T151">Set</text:span><text:span text:style-name="T149">&lt;Integer&gt;) che </text:span><text:span text:style-name="T155">memorizzi</text:span><text:span text:style-name="T149"> gli id dei post nella rete che hanno contenuti offensivi.</text:span></text:p>
      <text:p text:style-name="P44"><text:span text:style-name="T149">Per rilevarli, si dovrebbe sovrascrivere la funzione di aggiunta dei post (</text:span><text:span text:style-name="T213">addPost()</text:span><text:span text:style-name="T149"> nella mia implementazione) in modo che sia eseguito anche un controllo sul testo del post, ad esempio dividendo il testo in parole ed effettuando la ricerca </text:span><text:span text:style-name="T156">di ciascuna di esse</text:span><text:span text:style-name="T149"> in un dizionario (HashTable o simili, statico </text:span><text:span text:style-name="T157">o d’istanza</text:span><text:span text:style-name="T149">) di parole ritenute offensive.</text:span></text:p>
      <text:p text:style-name="P68"><text:span text:style-name="T158">Il dizionario, per ragioni di performance, dovrebbe essere </text:span><text:span text:style-name="T195">inizializzato</text:span><text:span text:style-name="T149"> all</text:span><text:span text:style-name="T162">a creazione dell’oggetto</text:span><text:span text:style-name="T160"> (o una volta sola se statico). </text:span><text:span text:style-name="T162">A</text:span><text:span text:style-name="T149">d esempio </text:span><text:span text:style-name="T161">si potrebbero leggere</text:span><text:span text:style-name="T149"> le parole offensive da un file </text:span><text:span text:style-name="T159">o, più realisticamente, </text:span><text:span text:style-name="T163">da </text:span><text:span text:style-name="T159">un database</text:span><text:span text:style-name="T149"> e </text:span><text:span text:style-name="T164">inserirle</text:span><text:span text:style-name="T149"> nel dizionario tramite una funzione apposita. Pertanto, quando </text:span><text:span text:style-name="T213">addPost()</text:span><text:span text:style-name="T149"> è chiamata inserisce il post </text:span><text:span text:style-name="T165">normalmente</text:span><text:span text:style-name="T149">; </text:span><text:span text:style-name="T165">poi,</text:span><text:span text:style-name="T149"> se </text:span><text:span text:style-name="T196">nel testo trov</text:span><text:span text:style-name="T197">a</text:span><text:span text:style-name="T196"> almeno una delle parole offensive</text:span><text:span text:style-name="T149">, aggiunge l’id del post inserito </text:span><text:span text:style-name="T198">a</text:span><text:span text:style-name="T149">ll’insieme di post segnalati. Ovviamente la </text:span><text:soft-page-break/><text:span text:style-name="T149">funzione di rimozione dei post </text:span><text:span text:style-name="T166">(</text:span><text:span text:style-name="T214">rmPost()</text:span><text:span text:style-name="T166">)</text:span><text:span text:style-name="T149"> va anch’essa modificata in modo che rimuova l’id del post rimosso dall’insieme di id sopracitato se era presente </text:span><text:span text:style-name="T167">(ovvero se il post era stato segnalato)</text:span><text:span text:style-name="T149">. Inoltre credo sia utile anche un metodo </text:span><text:span text:style-name="T213">getOffensive() </text:span><text:span text:style-name="T149">che ritorni una copia degli id dei post offensivi: ottenendo </text:span><text:span text:style-name="T168">questi</text:span><text:span text:style-name="T149"> id un’altra classe (ad esempio Moderator, che abbia la facoltà di rimuovere post dalla rete) può implementare dei metodi che rimuovano tutti o soltano </text:span><text:span text:style-name="T169">alcuni</text:span><text:span text:style-name="T149"> dei post offensivi </text:span><text:span text:style-name="T170">contenuti nella rete</text:span><text:span text:style-name="T149">. In realtà tale funzionalità potrebbe far parte di </text:span><text:span text:style-name="T218">Moderated</text:span><text:span text:style-name="T213">SocialNetwork</text:span><text:span text:style-name="T149"> </text:span><text:span text:style-name="T150">(possono anche coesistere), in modo da consentire </text:span><text:span text:style-name="T201">per esempio la rimozione periodica </text:span><text:span text:style-name="T150">di tutti post offensivi se necessario, </text:span><text:span text:style-name="T171">invece di eliminarli uno alla volta con </text:span><text:span text:style-name="T215">rmPost(). </text:span><text:span text:style-name="T172">Questa </text:span><text:span text:style-name="T174">è </text:span><text:span text:style-name="T150">in generale un’operazione computazionalmente costosa perché lineare nel numero di post </text:span><text:span text:style-name="T173">contenuti</text:span><text:span text:style-name="T150"> </text:span><text:span text:style-name="T173">n</text:span><text:span text:style-name="T150">ella rete, quindi pseudopolinomiale, </text:span><text:span text:style-name="T175">ma è molto utile se si vuole un meccanismo semi-automatico di segnalazione e successiva rimozione dei post (o altre funzionalità implementabili su un sottoinsieme di post della rete) </text:span><text:span text:style-name="T176">che si presta anche all’estensione ulteriore.</text:span></text:p>
      <text:p text:style-name="P69"><text:span text:style-name="T176">H</text:span><text:span text:style-name="T85">o fornito una semplice implementazione di questa sottoclasse</text:span><text:span text:style-name="T199"> nel file omonimo.</text:span></text:p>
      <text:p text:style-name="P17"/>
      <text:p text:style-name="P23">Testing</text:p>
      <text:p text:style-name="P50"><text:span text:style-name="T221">Ho scritto una classe Test contenente il </text:span><text:span text:style-name="T228">metodo </text:span><text:span text:style-name="T221">main con il codice per il testing: il programma legge </text:span><text:span text:style-name="T229">da</text:span><text:span text:style-name="T221"> standard input </text:span><text:span text:style-name="T229">un testcase ed esegue varie stampe ed assert</text:span><text:span text:style-name="T221">, pertanto è sufficiente digitare </text:span><text:span text:style-name="T224">su terminale </text:span><text:span text:style-name="T230">(nella directory che contiene tutti i file del progetto)</text:span><text:span text:style-name="T224">:</text:span></text:p>
      <text:list xml:id="list129223365" text:style-name="L4">
        <text:list-item>
          <text:p text:style-name="P70">javac *.java</text:p>
        </text:list-item>
      </text:list>
      <text:p text:style-name="P56">per compilare tutte le classi, e poi</text:p>
      <text:list xml:id="list3997861182" text:style-name="L5">
        <text:list-item>
          <text:p text:style-name="P71"><text:span text:style-name="T241">j</text:span><text:span text:style-name="T240">ava -</text:span><text:span text:style-name="T242">ea </text:span><text:span text:style-name="T240">Test &lt; test?.txt</text:span></text:p>
        </text:list-item>
      </text:list>
      <text:p text:style-name="P72"><text:span text:style-name="T245">per eseguire il testcase scelto </text:span><text:span text:style-name="T247">(-ea per abilitare le asserzioni)</text:span><text:span text:style-name="T245">. </text:span><text:span text:style-name="T244">Sono presenti sei testcase che prendono in esame vari</text:span><text:span text:style-name="T246">e situazioni</text:span><text:span text:style-name="T244"> che possono presentarsi sia per quel che riguarda la classe Post che per SocialNetwork.</text:span></text:p>
      <text:p text:style-name="P73"><text:span text:style-name="T244">Non ho fornito l’output che dovrebbe risultare dall’esecuzione dei test in quanto l’assegnazione dei like ai post (e la rete sociale che ne segue) è casuale; lo stesso vale per l’assegnazione degli id, mentre il testo dei post, i nomi degli utenti che mettono like e le parole da ricercare, sono fiss</text:span><text:span text:style-name="T248">i.</text:span></text:p>
      <text:p text:style-name="P72"><text:span text:style-name="T244"/></text:p>
      <text:p text:style-name="P74"><text:span text:style-name="T236">Una piccola nota riguardo la stampa dei Set: nei metodi in cui era necessario </text:span><text:span text:style-name="T237">fornire la rappresentazione dei Set usati come stringhe (toString() che ho sovrascritto) ho</text:span><text:span text:style-name="T236"> preferito usare il metodo predefinito toString(), che </text:span><text:span text:style-name="T238">restituisce la stringa</text:span><text:span text:style-name="T236"> [el_1, …, el_n], </text:span><text:span text:style-name="T239">però</text:span><text:span text:style-name="T236"> differisce dalla usuale notazione matematica con le parentesi graffe, tuttavia è indicato nei commenti quali sono insiemi e quali lis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20T18:43:46.868391167</dc:date>
    <meta:editing-duration>PT8H48M6S</meta:editing-duration>
    <meta:editing-cycles>245</meta:editing-cycles>
    <meta:generator>LibreOffice/6.4.6.2$Linux_X86_64 LibreOffice_project/40$Build-2</meta:generator>
    <meta:document-statistic meta:table-count="0" meta:image-count="0" meta:object-count="0" meta:page-count="5" meta:paragraph-count="84" meta:word-count="2633" meta:character-count="17205" meta:non-whitespace-character-count="14679"/>
  </office:meta>
</office:document-meta>
</file>